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properties style:font-name="Calibri" fo:font-size="11pt" style:font-name-asian="Calibri" style:font-size-asian="11pt" style:font-name-complex="Calibri"/>
    </style:style>
    <style:style style:name="P2" style:family="paragraph" style:parent-style-name="Standard">
      <style:paragraph-properties fo:margin-left="1.27cm" fo:margin-right="0cm" fo:text-indent="0cm" style:auto-text-indent="false">
        <style:tab-stops/>
      </style:paragraph-properties>
    </style:style>
    <style:style style:name="P3" style:family="paragraph" style:parent-style-name="Standard">
      <style:text-properties fo:language="en" fo:country="US"/>
    </style:style>
    <style:style style:name="P4" style:family="paragraph" style:parent-style-name="Standard">
      <style:text-properties fo:color="#000000" style:font-name="Times New Roman" fo:font-size="12pt" fo:background-color="#ffffff" style:font-size-asian="12pt" style:font-size-complex="12pt"/>
    </style:style>
    <style:style style:name="P5" style:family="paragraph" style:parent-style-name="Standard">
      <style:text-properties fo:color="#000000" style:font-name="Times New Roman" fo:font-size="12pt" fo:font-weight="bold" fo:background-color="#ffffff" style:font-size-asian="12pt" style:font-weight-asian="bold" style:font-size-complex="12pt" style:font-weight-complex="bold"/>
    </style:style>
    <style:style style:name="P6" style:family="paragraph" style:parent-style-name="Standard">
      <style:text-properties fo:color="#000000" style:font-name="Times New Roman" fo:font-size="12pt" fo:language="en" fo:country="GB" fo:background-color="#ffffff" style:font-size-asian="12pt" style:font-size-complex="12pt"/>
    </style:style>
    <style:style style:name="P7" style:family="paragraph" style:parent-style-name="Standard">
      <style:text-properties fo:language="en" fo:country="GB"/>
    </style:style>
    <style:style style:name="P8" style:family="paragraph" style:parent-style-name="Standard">
      <style:paragraph-properties fo:padding="0.074cm" fo:border-left="none" fo:border-right="none" fo:border-top="none" fo:border-bottom="0.002cm solid #000000" style:join-border="false"/>
      <style:text-properties fo:color="#000000" style:font-name="Times New Roman" fo:font-size="12pt" fo:background-color="#ffffff" style:font-size-asian="12pt" style:font-size-complex="12pt"/>
    </style:style>
    <style:style style:name="P9" style:family="paragraph" style:parent-style-name="Text_20_body">
      <style:paragraph-properties fo:padding="0.074cm" fo:border-left="none" fo:border-right="none" fo:border-top="none" fo:border-bottom="0.002cm solid #000000" style:join-border="false"/>
      <style:text-properties fo:color="#000000" style:font-name="Times New Roman" fo:font-size="12pt" fo:background-color="#ffffff" style:font-size-asian="12pt" style:font-size-complex="12pt"/>
    </style:style>
    <style:style style:name="P10" style:family="paragraph" style:parent-style-name="Heading_20_3">
      <style:text-properties fo:color="#000000" style:font-name="Times New Roman" fo:font-size="12pt" fo:background-color="#ffffff" style:font-size-asian="12pt" style:font-size-complex="12pt"/>
    </style:style>
    <style:style style:name="P11" style:family="paragraph" style:parent-style-name="Text_20_body">
      <style:text-properties fo:color="#000000" style:font-name="Times New Roman" fo:font-size="12pt" fo:background-color="#ffffff" style:font-size-asian="12pt" style:font-size-complex="12pt"/>
    </style:style>
    <style:style style:name="P12" style:family="paragraph" style:parent-style-name="Text_20_body">
      <style:text-properties fo:font-variant="normal" fo:text-transform="none" fo:color="#333333" style:font-name="Helvetica Neue" fo:font-size="13.5pt" fo:letter-spacing="normal" fo:font-style="normal" fo:font-weight="normal" fo:background-color="#ffffff" style:font-size-asian="12pt" style:font-size-complex="12pt"/>
    </style:style>
    <style:style style:name="P13"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P14"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fo:background-color="#ffffff" style:font-size-asian="12pt" style:font-size-complex="12pt"/>
    </style:style>
    <style:style style:name="P15"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Times New Roman" fo:font-size="12pt" fo:letter-spacing="normal" fo:background-color="#ffffff" style:font-size-asian="12pt" style:font-size-complex="12pt"/>
    </style:style>
    <style:style style:name="P16"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color="#000000" style:font-name="Times New Roman" fo:font-size="12pt" fo:background-color="#ffffff" style:font-size-asian="12pt" style:font-size-complex="12pt"/>
    </style:style>
    <style:style style:name="P17" style:family="paragraph" style:parent-style-name="Standard" style:master-page-name="MP0">
      <style:paragraph-properties style:page-number="auto" fo:break-before="page"/>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text-properties fo:language="en" fo:country="GB"/>
    </style:style>
    <style:style style:name="P28" style:family="paragraph" style:parent-style-name="Standard">
      <style:text-properties fo:color="#000000" style:font-name="Times New Roman" fo:font-size="12pt" fo:language="en" fo:country="GB" fo:background-color="#ffffff" style:font-size-asian="12pt" style:font-size-complex="12pt"/>
    </style:style>
    <style:style style:name="T1" style:family="text">
      <style:text-properties style:text-position="super 67%"/>
    </style:style>
    <style:style style:name="T2" style:family="text">
      <style:text-properties fo:color="#000000" style:font-name="Times New Roman" fo:font-size="12pt" fo:background-color="#ffffff" style:font-size-asian="12pt" style:font-size-complex="12pt"/>
    </style:style>
    <style:style style:name="T3" style:family="text">
      <style:text-properties fo:font-variant="normal" fo:text-transform="none" fo:color="#333333" style:font-name="Helvetica Neue" fo:font-size="13.5pt" fo:letter-spacing="normal" fo:font-style="normal" fo:font-weight="normal"/>
    </style:style>
    <style:style style:name="T4" style:family="text">
      <style:text-properties fo:font-weight="bold"/>
    </style:style>
    <style:style style:name="T5" style:family="text">
      <style:text-properties style:font-name="Helvetica Neue" fo:font-size="13.5pt" fo:font-style="normal" fo:font-weight="normal"/>
    </style:style>
    <style:style style:name="T6" style:family="text">
      <style:text-properties fo:language="en" fo:country="GB"/>
    </style:style>
    <style:style style:name="T7" style:family="text">
      <style:text-properties style:text-position="super 58%" fo:language="en" fo:country="GB"/>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Chapter 2 of Aweworld. <text:s/></text:p>
      <text:p text:style-name="Standard"/>
      <text:p text:style-name="Standard">Story Summaries. </text:p>
      <text:p text:style-name="Standard"/>
      <text:p text:style-name="Standard">Ljus comforting Elda</text:p>
      <text:p text:style-name="Standard"/>
      <text:p text:style-name="Standard">Feat<text:span text:style-name="T2">ure ideas (Vore):</text:span></text:p>
      <text:p text:style-name="P4">Valnos? Can fly over a pass. Does so to silence canonbatteries. (Escape from Nowhere)</text:p>
      <text:p text:style-name="P4"/>
      <text:p text:style-name="P4">Vore ideas to write:</text:p>
      <text:p text:style-name="P4"/>
      <text:p text:style-name="P4">Getting seduced by gryph captain.</text:p>
      <text:p text:style-name="P4"/>
      <text:p text:style-name="P4">Eaten by Elda.</text:p>
      <text:p text:style-name="P4">Eaten by Ljus –</text:p>
      <text:p text:style-name="Standard"><text:span text:style-name="Default_20_Paragraph_20_Font"><text:span text:style-name="T2">Getting into an arguement with the priest and being eaten by their intitiate</text:span></text:span></text:p>
      <text:p text:style-name="P4"/>
      <text:p text:style-name="P4">Loosing a fight to a gator.</text:p>
      <text:p text:style-name="P4"/>
      <text:p text:style-name="P4">Sea anenomy –</text:p>
      <text:p text:style-name="Standard"><text:span text:style-name="Default_20_Paragraph_20_Font"><text:span text:style-name="T2">sea anenomy that they find on an island due to low tide. They think its some sort of curious plant, it smells very very nice. Either its kinda smallish so they bring it to the captain for her cabin. Later find it rather rounded and plump. Or its one thats as big as a tree and it manages to lure in and consume and digest the whole crew</text:span></text:span></text:p>
      <text:p text:style-name="Standard"><text:span text:style-name="Default_20_Paragraph_20_Font"><text:span text:style-name="T2"/></text:span></text:p>
      <text:p text:style-name="P4"><text:span text:style-name="Default_20_Paragraph_20_Font"><text:span text:style-name="T2"/></text:span></text:p>
      <text:p text:style-name="P4">Officer system ideas:</text:p>
      <text:p text:style-name="P4">Officers assigned 3 types of groups. Martial, Administrative, Specialist. </text:p>
      <text:p text:style-name="P4">One from each group to choose from for each mission. Possibly better alternatives depending on scouting level. </text:p>
      <text:p text:style-name="P4"/>
      <text:p text:style-name="P4"/>
      <text:p text:style-name="P5">Notable new characters:</text:p>
      <text:p text:style-name="P4"/>
      <text:p text:style-name="Standard"><text:span text:style-name="T2">Fleet-Admiral (needs a name) “Newtree” </text:span><text:span text:style-name="T3">Kaunis </text:span> </text:p>
      <text:p text:style-name="Standard"><text:span text:style-name="T2">Flag-Captain</text:span> (Needs a name)</text:p>
      <text:p text:style-name="Standard">Some fleet captains.</text:p>
      <text:p text:style-name="P3">Captain Klippa. (stranded ship)</text:p>
      <text:p text:style-name="Standard"/>
      <text:p text:style-name="Standard">Scout-Master - Krel</text:p>
      <text:p text:style-name="Standard">Wingless. (Just calls himself Wi-less)</text:p>
      <text:p text:style-name="Standard">Gryph mercenary Captain</text:p>
      <text:p text:style-name="Standard">Kingdom liason: Chio</text:p>
      <text:p text:style-name="Standard"/>
      <text:p text:style-name="Standard">Gator Warlord.</text:p>
      <text:p text:style-name="Standard"/>
      <text:p text:style-name="Standard">Drudge diplomat and engineer.</text:p>
      <text:p text:style-name="Standard"/>
      <text:p text:style-name="Standard"><text:s/></text:p>
      <text:p text:style-name="Standard">Summary:</text:p>
      <text:p text:style-name="Standard"/>
      <text:p text:style-name="Standard"><text:soft-page-break/>Having sailed across the Western sea to reach the Archipelago sea of Thousand Island, Avolc begins her search for the Awe Fleet.</text:p>
      <text:p text:style-name="Standard"/>
      <text:p text:style-name="Standard">There are several Rallying points to investigate that can help her find them. The scout she has recovered on the first island has sombre news about the progress of the fleet. But the information is outdated at best.</text:p>
      <text:p text:style-name="Standard"/>
      <text:p text:style-name="Standard">Avolc has to decide whether to proceed to the next rallying point or follow the hunch of the scout that there would be no one there but possible danger.</text:p>
      <text:p text:style-name="Standard"/>
      <text:p text:style-name="Standard">( Event, decide on where to go. Navpoint 2 or Navpoint 3, which is further away)</text:p>
      <text:p text:style-name="Standard"/>
      <text:p text:style-name="Standard"><text:s/></text:p>
      <text:p text:style-name="Standard">Navpoint 2 has no Ships waiting, but there are signs of temporary encampment on the island. Perhaps clues?</text:p>
      <text:p text:style-name="Standard"/>
      <text:p text:style-name="Standard"/>
      <text:p text:style-name="Standard">Navpoint 3 has another lone scout waiting thats gone somewhat native on the island. Informs that last time he saw the ships was when he was first dropped off, that they are weeks late from picking him up again.</text:p>
      <text:p text:style-name="Standard"/>
      <text:p text:style-name="Standard">Further scout reports give Avolc a clue of the fleets last movements, that they headed toward Port Nowhere, a known tariff free neutral floating trade city located in the heart of the islands.</text:p>
      <text:p text:style-name="Standard"/>
      <text:p text:style-name="Standard"/>
      <text:p text:style-name="Standard">There is still a 4<text:span text:style-name="Default_20_Paragraph_20_Font"><text:span text:style-name="T1">th</text:span></text:span> Tertiary rallying point that could be checked out. It was to be used to gather at a certain date that has long passed for the return toward Aweland. But that date has passed, but it might contain more clues.</text:p>
      <text:p text:style-name="Standard">That or head straight toward the heart of Island region and look for the estimated location of the Port from the scouts report.</text:p>
      <text:p text:style-name="Standard"/>
      <text:p text:style-name="Standard">Navpoint 4 has a scuttled Aweship grounded on the beach. While appearing to be a wreck at first, its been thoroughly scavenged and salvaged for anything useful and its deemed to have been intentional. Its damaged from the kind of battle damage The attentive received from its recent battle with Thunder weapons.</text:p>
      <text:p text:style-name="Standard">There are semi-hostile Gryph natives around that seem to avoid contact? You can capture one for information but also possibly stay a while for repairs by taking spare parts and materials of the scuttled ship.</text:p>
      <text:p text:style-name="Standard"/>
      <text:p text:style-name="Standard"/>
      <text:p text:style-name="Standard">A captured Gryph informs that they dont like Awes because they've picked the islands clean of food and only given silver in return, which you cannot eat. A foraging Awe ships use to regularly pass by this region.</text:p>
      <text:p text:style-name="Standard">You can eat the gryph.</text:p>
      <text:p text:style-name="Standard"/>
      <text:p text:style-name="Standard"/>
      <text:p text:style-name="Standard">All thats left is to head toward the Central region where Port-nowhere is thought to be.</text:p>
      <text:p text:style-name="Standard">Here you can choose how to search. <text:s/>Either search the fertile islands. Sail by the largest islands. Or check the area of sandbanks.</text:p>
      <text:p text:style-name="Standard"/>
      <text:p text:style-name="Standard">Fertile islands</text:p>
      <text:p text:style-name="Standard"/>
      <text:p text:style-name="Standard"><text:soft-page-break/>Its possible to find the foraging Awe ship here if you were quick.</text:p>
      <text:p text:style-name="Standard">They will be happy to see you, though the captain is a brusque and rather unkind female Awe with little regard for non-Awes. They will lead you to the fleet right away.</text:p>
      <text:p text:style-name="Standard"/>
      <text:p text:style-name="Standard">If your arrive late, you will find traces of the foraging ship, islands picked clean and angry and fearful natives that say they have nothing more to give to our kind. They will hint the direction of the fleet.</text:p>
      <text:p text:style-name="Standard"/>
      <text:p text:style-name="Standard"/>
      <text:p text:style-name="Standard">Large islands.</text:p>
      <text:p text:style-name="Standard"/>
      <text:p text:style-name="Standard">No fleet or port here, but signs of inhabitants. Possible vore endings and possible encounter with enemy ship.</text:p>
      <text:p text:style-name="Standard"/>
      <text:p text:style-name="Standard"/>
      <text:p text:style-name="Standard">Sandbanks.</text:p>
      <text:p text:style-name="Standard"/>
      <text:p text:style-name="Standard">Fleet is around here. You can find them after a search of the area. You can also get stuck on Sandbanks and take some damage and the fleet finds you instead.</text:p>
      <text:p text:style-name="Standard"/>
      <text:p text:style-name="Standard"/>
      <text:p text:style-name="Standard">The Fleet.</text:p>
      <text:p text:style-name="Standard"/>
      <text:p text:style-name="Standard">Introduction to Fleet Admiral and cadre of Captains.</text:p>
      <text:p text:style-name="Standard">Fleet Admiral is a thoroughly stubborn individual that refuses to consider withdrawal and is here to do her task. Will be very critical of Avolcs actions up to this point, but will be impressed by the Intel and if you managed to destroy the enemy vessel.</text:p>
      <text:p text:style-name="Standard"/>
      <text:p text:style-name="Standard">The fleet admiral knows the location of the neutral port, but though it has no outright open signs of pirates, her thorough search of the area has revealed no other pirate haven yet.</text:p>
      <text:p text:style-name="Standard"/>
      <text:p text:style-name="Standard">She wants to attack and blockade the port. <text:s/>But she needs more justification to attack it, her fellow captains have talked her down from aggressive action. Has possible communication and collaboration with a mercenary Trading house of Gryphs that has given them a lot of inside information.</text:p>
      <text:p text:style-name="Standard"/>
      <text:p text:style-name="Standard">Its suspected the leader of the pirates have a discreet hideout in the port, managing to hide or bribe themselves from the Empire and Kingdom Patrols both.</text:p>
      <text:p text:style-name="Standard"/>
      <text:p text:style-name="Standard"/>
      <text:p text:style-name="Standard">A possible battle occurs from the fleets pursuers who decide to make a move.</text:p>
      <text:p text:style-name="Standard">Avolc is not active in the tactics of the fight and have to obey orders as they come. The brilliance of the fleet admirals tactical sense is revealed as she manages to rout the attack by clever maneuvering.</text:p>
      <text:p text:style-name="Standard">If you obey your orders exactly, you take more crew-losses but gain an overall larger strategic victory.</text:p>
      <text:p text:style-name="Standard"/>
      <text:p text:style-name="Standard"/>
      <text:p text:style-name="Standard"/>
      <text:p text:style-name="Standard"/>
      <text:p text:style-name="Standard"/>
      <text:p text:style-name="Standard">Avolc is “asked” to infiltrate Port-nowhere, posing as merchants of the merchant league. Is given a dinky captured ship and get to choose some crew to take with her.</text:p>
      <text:p text:style-name="Standard"><text:soft-page-break/></text:p>
      <text:p text:style-name="Standard">Port-Nowhere is a free-port, regulated in its own way but belonging to no nation. The Empire has some galleys in dock here and even a Gryph Trade-cruiser is anchored a distance away.</text:p>
      <text:p text:style-name="Standard"/>
      <text:p text:style-name="Standard">The infiltration takes Avolc to various places of the port. Where she can find out several details of how things are amiss and the general population is suffering. Wingless is introduced, carrying dire warnings. Hints of Thunderhill prisoners having been here can be found.</text:p>
      <text:p text:style-name="Standard">Clues of the weapons origins can be found.</text:p>
      <text:p text:style-name="Standard"/>
      <text:p text:style-name="Standard">The infiltration has to be made with minimum amount of Awes, you can only pick one or two officers with you. Keeper and Zat has to come and act as leaders.</text:p>
      <text:p text:style-name="Standard"/>
      <text:p text:style-name="Standard">Possible contact with The sailing company representatives.</text:p>
      <text:p text:style-name="Standard"/>
      <text:p text:style-name="Standard"/>
      <text:p text:style-name="Standard">Brainstorm:</text:p>
      <text:p text:style-name="Standard"/>
      <text:p text:style-name="Standard">Fleet Admiral wants to lure out or thinks she's destroyed the majority of the pirate fleet. Wants to blockade Port nowhere as in the great blockade. But its a trap, it was all a trap all along to lure the awe fleet here and destroy it. And some Gryph trading houses were in on it.</text:p>
      <text:p text:style-name="Standard">Drudge 'Diplomat' is at the gryph capitol, trying to get the gryphs to repay their favors with a expeditionary fleet to the west. Favours being new weapons.</text:p>
      <text:p text:style-name="Standard"/>
      <text:p text:style-name="Standard">Though the port is trying to operate normally, there are signs of pirates having taken over everywhere. Angry inhabitants and loitering ruffians.</text:p>
      <text:p text:style-name="Standard"/>
      <text:p text:style-name="Standard">Depending on how discreet you've been you can either escape with the information you've received or you get captured and imprisoned with other Awes.</text:p>
      <text:p text:style-name="Standard"/>
      <text:p text:style-name="Standard">Either way the Admiral will attack, though it will go poorly for your fleet and crew with less information going in.</text:p>
      <text:p text:style-name="Standard"/>
      <text:p text:style-name="Standard">Attack on port nowhere.</text:p>
      <text:p text:style-name="Standard">Not all of the port if hostile and the Fleet-admirals intent is to blockade the port like in the great blockade.</text:p>
      <text:p text:style-name="Standard">But the operation turns into a trap, the fleet is expected and opened fire upon by stationary cannons all over the port warehouse district. Hordes of armed and armored gators assail the fleets troops and hidden ships come in to attack.</text:p>
      <text:p text:style-name="Standard"/>
      <text:p text:style-name="Standard">The attack turns into a rout and during the escape you have to make several hard choices. When things look the hardest, Valnos rescues you at a cost.</text:p>
      <text:p text:style-name="Standard"/>
      <text:p text:style-name="Standard">You make an narrow escape, depending on the state of your ship, you can rescue some stranded Awes from other ships. The fleet is entirely scattered and most of it destroyed depending on your level of intel from the port. Some might escape into the maze of islands.</text:p>
      <text:p text:style-name="Standard"/>
      <text:p text:style-name="Standard">Grief and some despair grips the crew. You have to be strong for them and give them focus.</text:p>
      <text:p text:style-name="Standard">You can decide to head for Kingdom of Plumes to find help and culprits conspirators. You have found clues of the thunder-weapons coming from here.</text:p>
      <text:p text:style-name="Standard">(Should there be more choices of where to go? Sea of fangs are closed. Wulfland is a possible suspect conspirator. Empire is a hard place, perhaps there. )</text:p>
      <text:p text:style-name="Standard"/>
      <text:p text:style-name="Standard"><text:soft-page-break/></text:p>
      <text:p text:style-name="Standard"/>
      <text:p text:style-name="Standard"/>
      <text:p text:style-name="Standard">Arriving at the port capitol of the Kingdom takes you in at the splendor and wealth of the Gryphs. The port is ancient and has been expanded upon for centuries. Its bustling with traffic. But there's trouble in the air here and the crown of one of the biggest trees in the center of the town is smoldering from a recent fire.</text:p>
      <text:p text:style-name="Standard"/>
      <text:p text:style-name="Standard">Something has happened here and the port is in uproar about it. Apparently there's been a coup attempt. Your arrival with the news of Port-nowhere being a haven for a new pirate lord, possibly a warlord falls deaf ears as Gryphs are preoccupied with their own problems.</text:p>
      <text:p text:style-name="Standard"/>
      <text:p text:style-name="Standard">The arrival of the pirate fleet soon behind you makes matters further complicated and causes a stir.</text:p>
      <text:p text:style-name="Standard"/>
      <text:p text:style-name="Standard">Soon you gain allies, perhaps seeking out House Blueleaf or a competitor house that approaches you, offering assistance. <text:s/>And you're brought up to the high courts of the Gryph major houses.</text:p>
      <text:p text:style-name="Standard">The king of the Gryphs and the leading House have been slain and brought to ruin and the lower houses are clamoring for who to take their place.</text:p>
      <text:p text:style-name="Standard"/>
      <text:p text:style-name="Standard">In the end, “Traitor” houses have conspired to overthrow the old establishment, who believed more in a free-market and have funded the piracy efforts in order to stifle competition and gain a upper-hand. Gryphs have seen a decline in their profits since Awes and Wulfs started joining in on the major trading and flooding the market with cheap metals. A balance that has existed for a long time have over short time shuffled wealth and standing around considerably.</text:p>
      <text:p text:style-name="Standard"/>
      <text:p text:style-name="Standard">The Gator Warlord himself makes an appearance to give the traitor houses his backing. Though their goal is in the end to invade Aweland, the gryph houses care little, as long as they receive the premium rights on trading between east and west.</text:p>
      <text:p text:style-name="Standard"/>
      <text:p text:style-name="Standard">House Blueleaf is one of the traitor-houses, Kveest, who's been too low-ranking to know of this plot is dismayed but ultimately loyal to his lineage. He offers you a chance to escape but wont be able to help unless you can convince him to join you.</text:p>
      <text:p text:style-name="Standard">The alternate house you could ally with prove to be more of an ally, but mostly because they have the most to loose on the usurping establishment. Several Gryphs join your crew with them.</text:p>
      <text:p text:style-name="Standard"/>
      <text:p text:style-name="Standard">A Drudge observer is very riled up about the news of Thunder weapons being in use, especially in such nefarious ways. They find their way to you and offer to guide you to Novinus, the Drudge homeland to the south and take up your case there. Thats where the weapons come from and this is a serious breach of their laws and trust.</text:p>
      <text:p text:style-name="Standard"/>
      <text:p text:style-name="Standard">You head for Novinus and have to escape pirates and the Kingdom port once more.</text:p>
      <text:p text:style-name="Standard"/>
      <text:p text:style-name="Standard">You pass by old Preenlon lands toward Novinus. It is nowdays Gator vassal land and loyal to the new Pirate Warlord.</text:p>
      <text:p text:style-name="Standard"/>
      <text:p text:style-name="Standard">At Novinus, basically a fortress island with imposing defenses you are accepted with some wariness and curiosity. No Awes have been invited here before.</text:p>
      <text:p text:style-name="Standard"/>
      <text:p text:style-name="Standard">You are allowed to make your case to the Drudge council.</text:p>
      <text:p text:style-name="Standard">There might be two factions at play here. One supporting the distribution of knowledge and tech, heretics. And the conservative establishment who prefer isolation.</text:p>
      <text:p text:style-name="Standard"/>
      <text:p text:style-name="Standard"><text:soft-page-break/>If you fail to convince the isolationist council, the heretics approach you with a plan to help.</text:p>
      <text:p text:style-name="Standard">You can then either accept their help, or double-cross them and expose them to the conservatives.</text:p>
      <text:p text:style-name="Standard"/>
      <text:p text:style-name="Standard">Gaining the trust of the conservatives involve convincing them that their leaks have put your entire nation and people at grave peril and disadvantage and guilt them into providing your people equalization against your odds. Gaining their help will help in the overall war-effort diplomatically, repair your ship and give you access home, westward.</text:p>
      <text:p text:style-name="Standard"/>
      <text:p text:style-name="Standard">Getting the help of the Heretics means getting your hand on more advanced tech, but the ire of the conservatives. The war-effort will not gain as much help, though the tech advantage of stronger more advanced cannons and plans for firearms do help. The heretics were ultimately the ones responsible for leaking the cannon tech in the first place however.</text:p>
      <text:p text:style-name="Standard"/>
      <text:p text:style-name="Standard">Possible to get the help of both?</text:p>
      <text:p text:style-name="Standard"/>
      <text:p text:style-name="Standard">Either who you get the help of, you acquire the map and means for a way home. The way east is blocked by the pirate fleet who no doubt guard the passage through the fangs.</text:p>
      <text:p text:style-name="Standard">Your only choice is to go around, West, and head for the east coast around the globe past the cursed seas.</text:p>
      <text:p text:style-name="Standard"/>
      <text:p text:style-name="Standard">This passage and place has religious significance to Drudges. Who say your will only make it if the “Eye of the Father” judges you worthy.</text:p>
      <text:p text:style-name="Standard"/>
      <text:p text:style-name="Standard">So off you go. Toward unknown seas. You have to make it home with warnings and aid before the pirate warlord amasses his grand armada and invades the west coast after the sea of fangs are made passable once more.</text:p>
      <text:p text:style-name="Standard"/>
      <text:p text:style-name="Standard">You will have a Drudge or two with you.</text:p>
      <text:p text:style-name="Standard"/>
      <text:p text:style-name="Standard"/>
      <text:h text:style-name="Heading_20_1" text:outline-level="1">Old draft:</text:h>
      <text:p text:style-name="Standard"/>
      <text:p text:style-name="P1">Avolc arrives at thousand islands and start to search various pre-marked rendezvous spots. On one, a sudden scout appears from one of the islands and makes his report.</text:p>
      <text:p text:style-name="P1">The Awe fleet is in retreat. They arrived in force and spread out as planned, to find pirate hide-away, but that sprung the trap. The ships were assaulted, outnumbered and outgunned. The few of the Awe-fleet that managed to escape the snare gathered together and are now in a running fight around the islands, cut off from escape. Now you are in this trap too.</text:p>
      <text:p text:style-name="P1">You meet with what remains of the fleet who are planning a surprise counter-attack on what they've found to be port-nowhere, which is their base of operations.</text:p>
      <text:p text:style-name="P1">The attack goes well, Avolc leads a troop onto the island to rescue some of the captured crews. But they warn that its a trap! And at that moment, thunderous cannons sound as ships start to emerge and overwhelm the attacks.</text:p>
      <text:p text:style-name="P1">Avolc and her crew fight they way back to their ships. But not before loosing important crew-members who bravely buy everyone time. Detonating their black-powder stores and nearly blowing the whole floating port up.</text:p>
      <text:p text:style-name="P1"><text:soft-page-break/>Avolc manages to escape with one or two other ships. They cant flee east anymore, so they flee westward.</text:p>
      <text:p text:style-name="P1">The fleet is lost, the enemy is greater then they imagined and planning a full-scale assault on Aweland. Their attack though a loss, might have bought their homeland some time, but with no way to know whats coming, that time will count for naught.</text:p>
      <text:p text:style-name="P1">The plan is to head for Gryphlands and perhaps secure a Gryph trade-ship that can make the passage east and warn everyone.</text:p>
      <text:p text:style-name="P1">But as they arrive in Gryphlands, there's turmoil there aswell. A coup and trading houses in open conflict with one another. One that supports the pirate fleet and one that opposes it.</text:p>
      <text:p text:style-name="P1">Alas the supporting house has the military advantage and though Avolc is allowed there for diplomatic reasons, there will be no help there. House Blueleaf offers its aid however, or a defecting part of it and a new planned is hatched.</text:p>
      <text:p text:style-name="Standard"/>
      <text:p text:style-name="Standard"/>
      <text:p text:style-name="Standard">Core Game event outline: </text:p>
      <text:p text:style-name="Standard"/>
      <text:list xml:id="list378576760108234280" text:style-name="L1">
        <text:list-item>
          <text:p text:style-name="P18">Arrival at Thousand Isles, finding scout. <text:s/>-&gt; Navpoint 2 &amp; 3</text:p>
        </text:list-item>
      </text:list>
      <text:p text:style-name="Standard"/>
      <text:list xml:id="list9019396077709614385" text:style-name="L2">
        <text:list-item>
          <text:p text:style-name="P19">Navpoint 2 (Three sons isle.) -&gt; Nav 4 or 3 <text:s/>+days</text:p>
        </text:list-item>
        <text:list-item>
          <text:p text:style-name="P19">Navpoint 3 (Scout and Gryph Islanders A) -&gt; Nav 4 or 2 <text:s/>+days</text:p>
        </text:list-item>
      </text:list>
      <text:p text:style-name="P2"/>
      <text:p text:style-name="P2"/>
      <text:list xml:id="list37217674" text:style-name="L1">
        <text:list-item>
          <text:p text:style-name="P18">Navpoint 4 (Broken ship - Demolevel) -&gt; Fertile and Sandbanks</text:p>
        </text:list-item>
      </text:list>
      <text:p text:style-name="Standard"/>
      <text:list xml:id="list3037220157965891117" text:style-name="L3">
        <text:list-item>
          <text:p text:style-name="P20">Fertile isles <text:s/>(Pursue kidnapped Awe/leads) <text:s/>-&gt; Foraging ship or Islanders B if too slow.</text:p>
        </text:list-item>
        <text:list-item>
          <text:p text:style-name="P20">Sandbanks (Pursue kidnapped Awe/leads) <text:s/>-&gt;Capture/ Islanders B</text:p>
        </text:list-item>
      </text:list>
      <text:list xml:id="list37224372" text:style-name="L1">
        <text:list-item>
          <text:p text:style-name="P18">Foraging ship <text:s/>(Awe frigate found.) -&gt; Fleet</text:p>
        </text:list-item>
        <text:list-item>
          <text:p text:style-name="P18">Islanders B <text:s/>(Semi-hostile. Many outcomes.) -&gt; Fleet or capture</text:p>
        </text:list-item>
        <text:list-item>
          <text:p text:style-name="P18">Capture (Taken to Port Nowhere as prizes.) -&gt; Infiltration or Assault if fail. </text:p>
        </text:list-item>
      </text:list>
      <text:p text:style-name="P2"/>
      <text:p text:style-name="Standard"/>
      <text:p text:style-name="Standard"/>
      <text:list xml:id="list41670162" text:continue-numbering="true" text:style-name="L1">
        <text:list-item>
          <text:p text:style-name="P18">Fleet (Meeting Fleetadmiral)</text:p>
        </text:list-item>
        <text:list-item>
          <text:p text:style-name="P18">1<text:span text:style-name="Default_20_Paragraph_20_Font"><text:span text:style-name="T1">st</text:span></text:span> Fleet Battle <text:s/>(Defeating pursuers.) -&gt; Infiltration mission or Assault if you haven’t impressed Admiral.</text:p>
        </text:list-item>
      </text:list>
      <text:p text:style-name="P2"/>
      <text:list xml:id="list51241593888056562" text:style-name="L4">
        <text:list-item>
          <text:p text:style-name="P21">Infiltration of Nowhere (Find information to mitigate losses on assault or captured)</text:p>
        </text:list-item>
      </text:list>
      <text:p text:style-name="Standard"/>
      <text:list xml:id="list2273429429655538405" text:style-name="L5">
        <text:list-item>
          <text:p text:style-name="P22">Assault Port Nowhere <text:s/>(Fleet Admiral assaults. If captured, you’re rescued. Big Ambush)</text:p>
        </text:list-item>
        <text:list-item>
          <text:p text:style-name="P22">Escape Port Nowhere (Losses dependant on intel/choices/capture. Valnos lost. Port nowhere burns.)</text:p>
        </text:list-item>
        <text:list-item>
          <text:p text:style-name="P22">Escape/Doubts/morale <text:s/>(Dream sequence? Speech/choices/split up with fleet.)</text:p>
        </text:list-item>
        <text:list-item>
          <text:p text:style-name="P22">Kingdom of Plumes <text:s/>(Post-coup, military tension, house-wars.) -&gt; Blueleaf or Emberclaw </text:p>
        </text:list-item>
      </text:list>
      <text:list xml:id="list37214402" text:style-name="L4">
        <text:list-item>
          <text:p text:style-name="P21">House Blueleaf <text:s text:c="2"/>(Kveest seeks you out first)</text:p>
        </text:list-item>
        <text:list-item>
          <text:p text:style-name="P21">House Emberclaw. (Seeks you out second, snooty, seeking alliances.)</text:p>
        </text:list-item>
      </text:list>
      <text:list xml:id="list1325085319563621764" text:style-name="L6">
        <text:list-item>
          <text:p text:style-name="P23">Audience <text:s text:c="2"/>(Drudge Diplomat. Find the conspiracy against Awes. Pirate warlord arrives.) </text:p>
        </text:list-item>
      </text:list>
      <text:list xml:id="list2615422969982881145" text:style-name="L7">
        <text:list-item>
          <text:p text:style-name="P24"><text:soft-page-break/>Fight/escape <text:s/>(Blueleaf betrayal. Damage?)</text:p>
        </text:list-item>
        <text:list-item>
          <text:p text:style-name="P24">Smuggled out (Emberclaw rescue)</text:p>
        </text:list-item>
      </text:list>
      <text:list xml:id="list37227189" text:style-name="L6">
        <text:list-item>
          <text:p text:style-name="P23">2<text:span text:style-name="Default_20_Paragraph_20_Font"><text:span text:style-name="T1">nd</text:span></text:span> Ceremony of Light <text:s/>(Honoring the fallen. Cadet promotions.)</text:p>
        </text:list-item>
        <text:list-item>
          <text:p text:style-name="P23">Novinus <text:s/>(Diplomat delivered. Audience about canons. Picking sides.)</text:p>
        </text:list-item>
      </text:list>
      <text:list xml:id="list881875525487464818" text:style-name="L8">
        <text:list-item>
          <text:p text:style-name="P25">Heretics <text:s/>(Offers technology for support)</text:p>
        </text:list-item>
        <text:list-item>
          <text:p text:style-name="P25">Conservatives (Offers political influence)</text:p>
        </text:list-item>
      </text:list>
      <text:list xml:id="list1156865848649095100" text:style-name="L9">
        <text:list-item>
          <text:p text:style-name="P26">West <text:s/>(Wrap-up. Sailing west to get home.)</text:p>
        </text:list-item>
      </text:list>
      <text:p text:style-name="Standard"/>
      <text:p text:style-name="Standard"><text:span text:style-name="Default_20_Paragraph_20_Font"><text:span text:style-name="T2">The King and the miller:</text:span></text:span></text:p>
      <text:p text:style-name="Standard"><text:span text:style-name="Default_20_Paragraph_20_Font"><text:span text:style-name="T2"/></text:span></text:p>
      <text:p text:style-name="Standard"><text:span text:style-name="Default_20_Paragraph_20_Font"><text:span text:style-name="T2">A Wulf folktale about a would-be Wulf-king who sought to make a Wulf Kingdom. But he's eaten by a simple miller who is unconvinced about his right to rule and makes him a subject of his paunch instead. </text:span></text:span></text:p>
      <text:p text:style-name="Standard"><text:span text:style-name="Default_20_Paragraph_20_Font"><text:span text:style-name="T2">Moral of the story is to explain Wulf attitude to ownership and leadership. </text:span></text:span></text:p>
      <text:p text:style-name="Standard"><text:span text:style-name="Default_20_Paragraph_20_Font"><text:span text:style-name="T2">Scribbles:</text:span></text:span></text:p>
      <text:p text:style-name="Standard"><text:span text:style-name="Default_20_Paragraph_20_Font"><text:span text:style-name="T2"/></text:span></text:p>
      <text:p text:style-name="Standard"><text:span text:style-name="Default_20_Paragraph_20_Font"><text:span text:style-name="T2">There once was a would-be king of Wulfs. </text:span></text:span></text:p>
      <text:p text:style-name="Standard"><text:span text:style-name="Default_20_Paragraph_20_Font"><text:span text:style-name="T2">He had a vision of a unified Wulf nation and he worked tirelessly to unite the scattered cities.</text:span></text:span></text:p>
      <text:p text:style-name="Standard"><text:span text:style-name="Default_20_Paragraph_20_Font"><text:span text:style-name="T2">He gathered followers, forged alliances and made himself wealthy and powerful.</text:span></text:span></text:p>
      <text:p text:style-name="Standard"><text:span text:style-name="Default_20_Paragraph_20_Font"><text:span text:style-name="T2">Soon all Wulfs were sure to hail him as King!</text:span></text:span></text:p>
      <text:p text:style-name="Standard"><text:span text:style-name="Default_20_Paragraph_20_Font"><text:span text:style-name="T2">However, when on his way to negotiate the final fealty of one of the greatest cities of the time, him and his retinue came upon a stubborn miller. </text:span></text:span></text:p>
      <text:p text:style-name="Standard"><text:span text:style-name="Default_20_Paragraph_20_Font"><text:span text:style-name="T2">The miller refused to share his food and home for the travel-weary would-be-king and his troop. He refused to bow to the kings authority. </text:span></text:span></text:p>
      <text:p text:style-name="Standard"><text:span text:style-name="Default_20_Paragraph_20_Font"><text:span text:style-name="T2">The king could have with his warriors have taken what they wanted. But no, he faced this challenge to his rule with negotiation. If he could not convince and gain the loyalty of a common miller but through force, <text:s/>how would the great city then ever accept his rule let alone all his subjects. </text:span></text:span></text:p>
      <text:p text:style-name="Standard"><text:span text:style-name="Default_20_Paragraph_20_Font"><text:span text:style-name="T2"/></text:span></text:p>
      <text:p text:style-name="Standard"><text:span text:style-name="Default_20_Paragraph_20_Font"><text:span text:style-name="T2">The King argued with the stubborn miller for several days, who refused to budge. He had heard of no kings and allegiances of cities, paid no heed to the rumors and goings-ons in the greater world and cared not for the kings display of riches and power. </text:span></text:span></text:p>
      <text:p text:style-name="Standard"><text:span text:style-name="Default_20_Paragraph_20_Font"><text:span text:style-name="T2"/></text:span></text:p>
      <text:p text:style-name="Standard"><text:span text:style-name="Default_20_Paragraph_20_Font"><text:span text:style-name="T2">Frustrated the King finally exclaimed. </text:span></text:span></text:p>
      <text:p text:style-name="Standard"><text:span text:style-name="Default_20_Paragraph_20_Font"><text:span text:style-name="T2">“What would make you accept me as your king and ruler?”</text:span></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his mill I've built with the toil of my body. </text:span></text:span></text:p>
      <text:p text:style-name="Standard"><text:span text:style-name="Default_20_Paragraph_20_Font"><text:span text:style-name="T2">No words, status and boast will win you my obedience and tribute. </text:span></text:span></text:p>
      <text:p text:style-name="Standard"><text:span text:style-name="Default_20_Paragraph_20_Font"><text:span text:style-name="T2">Not when with similar toil I could in a night gain your absolute loyalty and all that you have, no matter your title.” <text:s/>Explained the Miller</text:span></text:span></text:p>
      <text:p text:style-name="Standard"><text:span text:style-name="Default_20_Paragraph_20_Font"><text:span text:style-name="T2"/></text:span></text:p>
      <text:p text:style-name="Standard"><text:span text:style-name="Default_20_Paragraph_20_Font"><text:span text:style-name="T2">The king refused to believe such a claim and demanded the miller demonstrate. For if he spoke truth and a king could in a night be convinced to give fealty to a miller, then what King was he.</text:span></text:span></text:p>
      <text:p text:style-name="Standard"><text:span text:style-name="Default_20_Paragraph_20_Font"><text:span text:style-name="T2"/></text:span></text:p>
      <text:p text:style-name="Standard"><text:span text:style-name="Default_20_Paragraph_20_Font"><text:span text:style-name="T2">The miller refused and bade the king be on his way. </text:span></text:span></text:p>
      <text:p text:style-name="Standard"><text:span text:style-name="Default_20_Paragraph_20_Font"><text:span text:style-name="T2">Outraged the King demanded the miller make the effort and demonstrate the method of surpassing a king.</text:span></text:span></text:p>
      <text:p text:style-name="Standard"><text:span text:style-name="Default_20_Paragraph_20_Font"><text:span text:style-name="T2"/></text:span></text:p>
      <text:p text:style-name="Standard"><text:span text:style-name="Default_20_Paragraph_20_Font"><text:span text:style-name="T2">The Miller agreed and ate the king there and then. And true to his word, over one night, the King had aligned himself to his cause, utterly and completely and with absolute loyalty. </text:span></text:span></text:p>
      <text:p text:style-name="Standard"><text:span text:style-name="Default_20_Paragraph_20_Font"><text:span text:style-name="T2"/></text:span></text:p>
      <text:p text:style-name="Standard"><text:span text:style-name="Default_20_Paragraph_20_Font"><text:span text:style-name="T2">Did the Miller become the new king? No. He only gained all that the King had. Which was nothing. </text:span></text:span></text:p>
      <text:p text:style-name="Standard"><text:soft-page-break/><text:span text:style-name="Default_20_Paragraph_20_Font"><text:span text:style-name="T2">-------</text:span></text:span></text:p>
      <text:p text:style-name="Standard"><text:span text:style-name="Default_20_Paragraph_20_Font"><text:span text:style-name="T2"/></text:span></text:p>
      <text:p text:style-name="Standard"><text:span text:style-name="Default_20_Paragraph_20_Font"><text:span text:style-name="T2">There once was a king of Wulfs, who sought to unite the nation into one. </text:span></text:span></text:p>
      <text:p text:style-name="Standard"><text:span text:style-name="Default_20_Paragraph_20_Font"><text:span text:style-name="T2"/></text:span></text:p>
      <text:p text:style-name="Standard"><text:span text:style-name="Default_20_Paragraph_20_Font"><text:span text:style-name="T2">Born was he into privileged wealth, but satisfied was he not.</text:span></text:span></text:p>
      <text:p text:style-name="Standard"><text:span text:style-name="Default_20_Paragraph_20_Font"><text:span text:style-name="T2">A king he wanted to be, to unite, to rule, that was his lot. </text:span></text:span></text:p>
      <text:p text:style-name="Standard"><text:span text:style-name="Default_20_Paragraph_20_Font"><text:span text:style-name="T2"/></text:span></text:p>
      <text:p text:style-name="Standard"><text:span text:style-name="Default_20_Paragraph_20_Font"><text:span text:style-name="T2">“With a leader, army and tax, a great nation we could be. That leader should be me, for far ahead I can see.”</text:span></text:span></text:p>
      <text:p text:style-name="Standard"><text:span text:style-name="Default_20_Paragraph_20_Font"><text:span text:style-name="T2"/></text:span></text:p>
      <text:p text:style-name="Standard"><text:span text:style-name="Default_20_Paragraph_20_Font"><text:span text:style-name="T2">He gathered followers with charm, wit and just cause. He traveled, built allegiances and fealty without pause. </text:span></text:span></text:p>
      <text:p text:style-name="P4"/>
      <text:p text:style-name="P4">But as soon as his back was turned, no tribute remained that had he earned. </text:p>
      <text:p text:style-name="P4"/>
      <text:p text:style-name="P4">One day, the traveling king met a stubborn fat miller, who was not paying his tax. </text:p>
      <text:p text:style-name="P4"/>
      <text:p text:style-name="P4">“Miller, your cause is mine and mine yours. Pay your dues.” The King requested. </text:p>
      <text:p text:style-name="P4">“Why?” Asked the Miller</text:p>
      <text:p text:style-name="P4">“For the seeds you mill would feed many of mine subjects.” The King explained. </text:p>
      <text:p text:style-name="P4">“No” Said the Miller. “The Mill is mine. I built it.”</text:p>
      <text:p text:style-name="P4">“But the seeds you mill you have not grown, a portion you take of everything sown.” The king argued.</text:p>
      <text:p text:style-name="P4">“That is the price of using my mill.” The miller replied. </text:p>
      <text:p text:style-name="P4">“That is the nature of tax. Now you likewise, shall pay me.” The king commanded. </text:p>
      <text:p text:style-name="P4">“No.” Said the Miller. “Growers gain the use of my mill. What do I gain from paying you?”</text:p>
      <text:p text:style-name="P8">“</text:p>
      <text:p text:style-name="P4"/>
      <text:p text:style-name="P4"/>
      <text:p text:style-name="P4"/>
      <text:p text:style-name="P4"/>
      <text:p text:style-name="P4"/>
      <text:p text:style-name="P4">Progress Februari 1:</text:p>
      <text:p text:style-name="P4"/>
      <text:p text:style-name="P4">Jobbat på Navpoint 2. </text:p>
      <text:p text:style-name="P4">Den är nu I stort sett spelbar I basics. </text:p>
      <text:p text:style-name="P4"/>
      <text:p text:style-name="P4"><text:s/>Det ligger rester I koden. </text:p>
      <text:p text:style-name="P4"/>
      <text:p text:style-name="P4"/>
      <text:p text:style-name="P4"><text:span text:style-name="T3">The Raptorians have been sitting quietly down in the depths of the holds for most of the journey. There is not terribly much heavy labor to go around for all of them. So when not goaded into loosing at cards they are</text:span> slumbering, training (as far as space allows) or being fussed over by the squires. <text:s/></text:p>
      <text:p text:style-name="P4">The Pack-Master, who's steps can be heard coming from across the ship due to the creak of wood came to my cabin to deliver a request personally. </text:p>
      <text:p text:style-name="P4"/>
      <text:p text:style-name="P4">“Pack is bored, they dare nip and growl often.” He rumbled.</text:p>
      <text:p text:style-name="P4"/>
      <text:p text:style-name="P4">I had to cock my head at him and frown before he was prompted to continue. </text:p>
      <text:p text:style-name="P4"/>
      <text:p text:style-name="P4">“Few who was permitted to landing party smell of dirt and grass.” The Pack-Master offered. </text:p>
      <text:p text:style-name="P4"><text:soft-page-break/></text:p>
      <text:p text:style-name="P4">“Are you requesting Shore-leave for your Raptorians?” I asked firmly, to get to the point. </text:p>
      <text:p text:style-name="P4"/>
      <text:p text:style-name="P4">“Squires bade me ask.” The Pack-Master huffed a heavy snort of air. </text:p>
      <text:p text:style-name="P4"/>
      <text:p text:style-name="P4">I suppressed a rueful grin. Pack-Master Evok did not like admitting to do favors for his pack. </text:p>
      <text:p text:style-name="P4"/>
      <text:p text:style-name="P4">“Do you expect trouble if I say no?” I asked. </text:p>
      <text:p text:style-name="P4"/>
      <text:p text:style-name="P4">The Pack-Master slowly shook his head. <text:s/>“No, I control pack. Pack knows duty and I remind firmly, <text:s/>often and well.” </text:p>
      <text:p text:style-name="P4"/>
      <text:p text:style-name="P4"><text:span text:style-name="T3">My landing party has deemed the island as 'safe' from possible hostiles aside from wildlife, not that there's much that could threaten a Raptorian. They are also</text:span> already winding down their operation and preparing to leave, so whatever investigation they had must nearly concluded. We could be raising anchor and leaving sooner instead. <text:s/></text:p>
      <text:p text:style-name="P4"/>
      <text:p text:style-name="P4"/>
      <text:p text:style-name="P4">Pack-Master Evok is looking most glum. He knows he's ultimately responsible for his Pack and this incident reflects poorly on his leadership as Pack-Master. </text:p>
      <text:p text:style-name="P4"/>
      <text:p text:style-name="P4">“Let the pack find its stray, Captain. Pack will be swift!” He growls low in agitation. </text:p>
      <text:p text:style-name="P4"/>
      <text:p text:style-name="P4">The Scout-Master has his own ideas. </text:p>
      <text:p text:style-name="P4">“They no doubt are quite capable of quickly turning the isles upside down in their search. But if you'd rather my troop do a sweep more subtly, just give us the word.” </text:p>
      <text:p text:style-name="P4"/>
      <text:p text:style-name="P4">-</text:p>
      <text:p text:style-name="P4"/>
      <text:p text:style-name="P4"/>
      <text:p text:style-name="P4">Officer Garsch team is swift. After a hour or so they return to the edge of the forest and signal 'all okay'. They soon paddle back to the ship, though they seem to be empty handed. </text:p>
      <text:p text:style-name="P4"/>
      <text:p text:style-name="P4">Garsch soon reports personally. </text:p>
      <text:p text:style-name="P4"/>
      <text:p text:style-name="P4">“Contact was made Captain, we found their little village and the Scout too. But he refused to return with us, both scout and villagers did not take it too well when I insisted he report to you.” Garsch scratched his scar idly. </text:p>
      <text:p text:style-name="P4"/>
      <text:p text:style-name="P4">“Was he captive?” I asked. </text:p>
      <text:p text:style-name="P4"/>
      <text:p text:style-name="P4">“No Captain, it did not look like it. He looked more like he'd made himself comfortable. The village chief bid you welcome to stop by and have further talks. I could have forced the issue and got him out as there were but 2 dozen villagers or so, but left it at that instead of further escalating the situation.”</text:p>
      <text:p text:style-name="P4"/>
      <text:p text:style-name="P4">I crossed my arms and huffed, displeased. Not so much at my officer but at the complication. What was the scout up to? Had he gone native? I was at least glad Officer Garsch had indeed seen sense not to turn things violent and told him as much.</text:p>
      <text:p text:style-name="P4"/>
      <text:p text:style-name="P4">“Well done for now Officer.”</text:p>
      <text:p text:style-name="P4"/>
      <text:p text:style-name="P4"><text:soft-page-break/>Either way, it seemed we had to pay them a visit, on their terms unfortunately. </text:p>
      <text:p text:style-name="P4"/>
      <text:p text:style-name="P4">-</text:p>
      <text:p text:style-name="P4"/>
      <text:p text:style-name="P4">Nyxies boat comes paddling but a few hours later, just as things were starting to get dark. </text:p>
      <text:p text:style-name="P4"/>
      <text:p text:style-name="P4">The Officer nimbly climbs back aboard ship and salutes for me with her ever cheerful demeanor.</text:p>
      <text:p text:style-name="P4"/>
      <text:p text:style-name="P4">“Captain! We found a gap in the undergrowth that the Islanders were using as a passage way for their canoes and made contact with the natives. They were quite surprised to see us!” She gave a mirthful chuckle before continuing. </text:p>
      <text:p text:style-name="P4"/>
      <text:p text:style-name="P4">“It went peacefully enough however, we made it to the village and had a chat with the Chief and the Scout. He seemed fine, was even dressed as them! Said he didn't want to go however and that he'd like to continue his mission as a liaison to the Islanders.”</text:p>
      <text:p text:style-name="P4"/>
      <text:p text:style-name="P4">“That goes beyond his mission parameters as far as Scout Harbringer told us. He was only here to establish contact and start talks.” I frowned.</text:p>
      <text:p text:style-name="P4"/>
      <text:p text:style-name="P4">“I thought as much too and implied that, but he was pretty firm about staying. They did invite you over to break bread and more conversation about it however. They seemed peaceful and nice and there's not terribly many of them. This must be a minor satellite village of sorts. ”</text:p>
      <text:p text:style-name="P4"/>
      <text:p text:style-name="P4">“Well done Nyxie, thanks for the information.” I dismissed her with a pat on her shoulder. </text:p>
      <text:p text:style-name="P4"/>
      <text:p text:style-name="P4">What was the scout up to? Had he gone native?</text:p>
      <text:p text:style-name="P4">Either way, it seemed we had to pay them a visit, on their terms unfortunately. </text:p>
      <text:p text:style-name="P4"/>
      <text:p text:style-name="P4">-</text:p>
      <text:p text:style-name="P4"/>
      <text:p text:style-name="P4">We wait aboard the ship with our eyes toward the island. As one hour passes into another I'm starting to have doubts about this plan. Keeper however urges patience with a smile and cheery manner while he flicks his striped prehensile tail about as he paces along the ship, making us look as welcoming as possible. </text:p>
      <text:p text:style-name="P4">One can never be sure about Wulfs, but I'd almost bet he was nervous and having some doubts himself. <text:s/></text:p>
      <text:p text:style-name="P4"/>
      <text:p text:style-name="P4">“There” A look-out soon cries out. </text:p>
      <text:p text:style-name="P4"/>
      <text:p text:style-name="P4">Several canoes emerge from somewhere hidden among the thick mangrove brush, carrying Islanders with them who warily paddle closer. Among them, in the leading canoe is our wayward Scout. </text:p>
      <text:p text:style-name="P4"/>
      <text:p text:style-name="P4">&lt;p&gt;Soon the formerly missing Scout stands on deck along with two Gryphs. One elaborately painted and one less decorated but solid and strong looking. Islander Gryphs were notably a lot bulkier then the lithe Kingdom variant.&lt;/p&gt;</text:p>
      <text:p text:style-name="P4"/>
      <text:p text:style-name="P4"/>
      <text:p text:style-name="P4"/>
      <text:p text:style-name="P4"/>
      <text:p text:style-name="P4"/>
      <text:p text:style-name="P4"/>
      <text:p text:style-name="P4"><text:soft-page-break/></text:p>
      <text:p text:style-name="P4"/>
      <text:p text:style-name="P4">I choose to agree to the invitation and make preparations to visit the island. </text:p>
      <text:p text:style-name="P4">Though standard doctrines demand the captains remain aboard the ship as much as possible, I'm more then happy to get my own paws dirty. Undoubtedly one of the downsides of becoming the captain was the sudden lack of adventurous assignments. </text:p>
      <text:p text:style-name="P4"/>
      <text:p text:style-name="P4">The question remains what kind of escort to bring however. </text:p>
      <text:p text:style-name="P4"/>
      <text:p text:style-name="P4">Garsch: Since the landing site is difficult and the trail through the rough brush to the village narrow, we can only bring a smaller team. </text:p>
      <text:p text:style-name="P4"/>
      <text:p text:style-name="P4">I could bring an armed escort, a secure option that'll keep my officers happy and a show of power to the Islanders.</text:p>
      <text:p text:style-name="P4"/>
      <text:p text:style-name="P4">There is also the option of a more diplomatic approach, by going mostly alone. I fear no Islanders and the Scout seemed to be in good health, that should be a positive indication. </text:p>
      <text:p text:style-name="P4"/>
      <text:p text:style-name="P4">Armed:</text:p>
      <text:p text:style-name="P4">I decide bring an armed detail with me. Two armed and armored Raptorians and a trio of Awes under Garsches capable command should do. Any more and our landing boat would capsize. </text:p>
      <text:p text:style-name="P4"/>
      <text:p text:style-name="P4">We arrive at the village and its a surprisingly pleasant place. The dense woods open up into an enclosed clearing of sorts. Huts are built into the oldest trees of the island here and its clear the place is well sheltered from outside weather. </text:p>
      <text:p text:style-name="P4"/>
      <text:p text:style-name="P4">Numerous Islanders, all colorful in their garb, markings and feathers; Gawk at us from various huts or small groups. There are few if any young Gryphs here, I reckon this might be a form of minor foraging village for a larger tribe elsewhere. </text:p>
      <text:p text:style-name="P4"/>
      <text:p text:style-name="P4">Most of them look warily at our armaments. </text:p>
      <text:p text:style-name="P4"/>
      <text:p text:style-name="P4">Alone: </text:p>
      <text:p text:style-name="P4"/>
      <text:p text:style-name="P4">I decide to go alone and show the Islanders that we do not fear them and neither should they fear us. </text:p>
      <text:p text:style-name="P4">My officers nearly throw a fit at my decision and Officer Garsches disapproval is so great I'm forced to relent and bring at least a small diplomatic delegation with me. <text:s/></text:p>
      <text:p text:style-name="P4"/>
      <text:p text:style-name="P4">We arrive at the village and its a surprisingly pleasant place. The dense woods open up into an enclosed clearing of sorts. Huts are built into the oldest trees of the island here and its clear the place is well sheltered from outside weather. </text:p>
      <text:p text:style-name="P4"/>
      <text:p text:style-name="P4">Numerous Islanders, all colorful in their garb, markings and feathers; gather closely around me and gawk curiously, no doubt they've never seen an Awe Captain before. </text:p>
      <text:p text:style-name="P4">There are few if any young Gryphs here, I reckon this might be a form of minor foraging village for a larger tribe elsewhere. </text:p>
      <text:p text:style-name="P4"/>
      <text:p text:style-name="P4"/>
      <text:p text:style-name="P4"/>
      <text:p text:style-name="P4"/>
      <text:p text:style-name="P4"/>
      <text:p text:style-name="P4"/>
      <text:p text:style-name="P4"><text:soft-page-break/></text:p>
      <text:p text:style-name="P4"/>
      <text:p text:style-name="P4">“Welcome to Lanaga, Captain.” A bushy looking Scout with prominent wings on display appeared. “I am Vessla.” The scout was garbed in the same tribal wear as the other villagers and had on him some painted markings. </text:p>
      <text:p text:style-name="P4">On either side of him stood two Islander Gryphs of evident status, of who he introduced next. </text:p>
      <text:p text:style-name="P4"/>
      <text:p text:style-name="P4">“This is Forager Holixer.” He pointed a wing toward a burly looking seasoned Gryph. “And this is Chief-Son Darter” he pointed out next, a elaborately painted and decorated Gryph. The significance of their order of introduction seemed to indicate Holixer was in charge, despite Darters title. </text:p>
      <text:p text:style-name="P4"/>
      <text:p text:style-name="P4">I extended a wing to touch to touch the foragers in greeting before greeting the Chief-son. </text:p>
      <text:p text:style-name="P4"/>
      <text:p text:style-name="P4">“I am Captain Avolc of the Attentive.” I introduce myself with a nod and polite slight raise of my cap. </text:p>
      <text:p text:style-name="P4"/>
      <text:p text:style-name="P4">“Captain...” Forager Holixer squawked in low basso, looking like he was about to say more before Chief-Son Darter interjects by taking a step close. </text:p>
      <text:p text:style-name="P4"/>
      <text:p text:style-name="P4">“Would you join us for a feast Captain? Our hunters have been fortuitous and our nets have brought us a bounty of Saw-fins. It would give us time to speak and bond!” <text:s/></text:p>
      <text:p text:style-name="P4"/>
      <text:p text:style-name="P4">The Chief-son was being quite eloquent and hospitable. However, despite his title and elaborate markings and dress, I sensed he might have spoken out of turn somehow. Forager Holixer looked less then pleased. </text:p>
      <text:p text:style-name="P4"/>
      <text:p text:style-name="P4">“Very well, let us dine and acquaint.” I replied, eying Scout Vessla firmly. “But this is not just a social visit.”</text:p>
      <text:p text:style-name="P4"/>
      <text:p text:style-name="P4">“Of course captain, all in due time.”</text:p>
      <text:p text:style-name="P4"/>
      <text:p text:style-name="P4">Its not long before my party and I are relocated to some low tables by a cooking fires where the scent of tantalizing food was emanating from the pots and wrapped leaves. </text:p>
      <text:p text:style-name="P4">I was surprised the Islanders did not just gulp the fish raw, but prepared them so elaborately.</text:p>
      <text:p text:style-name="P4"/>
      <text:p text:style-name="P4">As we ate, Scout Vessla sat quietly on the other side of Chief-Son Darter, hiding. The Chief-son soon proved to be quite fluent in Trade-speech and a talkative character. </text:p>
      <text:p text:style-name="P4"/>
      <text:p text:style-name="P4">“Captain, Vessla has told us much about your nation and people. To think such a large land lay to the east, not far beyond the sea. We knew from old tales there lay but treacherous rocks in cold waters. But a whole sprawling land with tall mountains and a people such as yours! What wonders!” </text:p>
      <text:p text:style-name="P4"/>
      <text:p text:style-name="P4">He continued enthusiastically. </text:p>
      <text:p text:style-name="P4"/>
      <text:p text:style-name="P4">“The Lanaga, have always held the isles of the south and the east of 'The Thousand', they are sparse and spread wide, but we grew up long thinking we were a people on the edge of the world.</text:p>
      <text:p text:style-name="P4">But then, more and more Kingdom ships start sailing past, back and forth. No longer are we a people left to our own at the edge of the sea, but a tribe caught in the middle of lands and nations of a vaster world.“</text:p>
      <text:p text:style-name="P4"/>
      <text:p text:style-name="P4">I quirk my head, trying to catch the meaning behind his little tale. </text:p>
      <text:p text:style-name="P4"><text:soft-page-break/>“An opportunity perhaps?” I query. </text:p>
      <text:p text:style-name="P4"/>
      <text:p text:style-name="P4">“For whom? Us? Already great thirsty fleets sail past our isles. Vessla has informed us the people of the Awes seek cooperation with Lanaga. Seek also an isle for themselves to settle and rest their ships at.” </text:p>
      <text:p text:style-name="P4"/>
      <text:p text:style-name="P4">“A naval port, this is correct” I reply.</text:p>
      <text:p text:style-name="P4"/>
      <text:p text:style-name="P4">“What benefit would this bring the tribe of Lanaga?”</text:p>
      <text:p text:style-name="P8"/>
      <text:p text:style-name="P4">“This is true” Darter agreed. “In the same vein there must be little of ours that is of interest to you... Except, territory perhaps! So in return for trinkets and shiny baubles we agree to sign away our isles, one after another. Am I right?” </text:p>
      <text:p text:style-name="P4"/>
      <text:p text:style-name="P8"/>
      <text:p text:style-name="P4"/>
      <text:p text:style-name="P4">“Trade for one. Protection perhaps. Surely the recent piracy in these seas must have been a concern for the Lanaga?” </text:p>
      <text:p text:style-name="P4"/>
      <text:p text:style-name="P4">Forager Holixer harrumphed loudly, indicating that perhaps they had. Chief-Son Darter however made a non-committal shrug. </text:p>
      <text:p text:style-name="P4"/>
      <text:p text:style-name="P4">“They do not come to rob us like they do the traders, because we have little but canoes and nets. They do forage our lands without asking, yes. But so are you.” Darter pointed firmly at me. </text:p>
      <text:p text:style-name="P4"/>
      <text:p text:style-name="P4">I was about to reply and defend myself when Forager Holixer leaned forward and motioned placating. </text:p>
      <text:p text:style-name="P4"/>
      <text:p text:style-name="P4">“The question of allegiance and trade, is not ours to make. It is for Chief and Elders of Lanaga to decide. Saw-fin season is soon to end and we will then make our way home there and bring your proposals for consideration.”</text:p>
      <text:p text:style-name="P4"/>
      <text:p text:style-name="P4">“I have outlined the Admiraltys request and proposals and have them in written form.” Scout Vessla squeaked from his seat. “I could be of further help as a negotiator when they return to the main isles.” </text:p>
      <text:p text:style-name="P4"/>
      <text:p text:style-name="P4">The table grew silent a while, before one of the Gryphs spoke up. </text:p>
      <text:p text:style-name="P4"/>
      <text:p text:style-name="P4">“The reason you have come to our village. Is to ask Scout Vessla to return to duty, correct?” Forager Holixer rumbled. </text:p>
      <text:p text:style-name="P4"/>
      <text:p text:style-name="P4">“Captain, I request permission to stay here with the Lanaga. I have been accepted into their tribe and can do a lot of good in terms of Awelands relations with the natives.”</text:p>
      <text:p text:style-name="P4"/>
      <text:p text:style-name="P4">With a sigh I frowned, staring hard at the scout. He was indeed quite eager to stay and did not seem pressed. It could well be that he could stay and 'possibly' do the good he claims, but a scout was a very valuable asset to loose. </text:p>
      <text:p text:style-name="P4">----------</text:p>
      <text:p text:style-name="P4"/>
      <text:p text:style-name="P4">I nodded and with a frown added. “It is not a request. Scout Vessla has no permission or leave to retire here and run from his duties. Nor is he a negotiator, his skills as a Scout are needed. Especially not at a time like this where our homeland lays threatened.”</text:p>
      <text:p text:style-name="P4"><text:soft-page-break/></text:p>
      <text:p text:style-name="P4">“Captain, I can be of help here! You don't... understand. Captain, I...” The Scout swallowed before finally looked in my direction. “May we speak in private about this?”</text:p>
      <text:p text:style-name="P4"/>
      <text:p text:style-name="P4"/>
      <text:p text:style-name="P4">Besides, I have served long, this is my third and final rotation!” Scout Vessla interjected. </text:p>
      <text:p text:style-name="P4"/>
      <text:p text:style-name="P4">“Of which you've yet to complete, you are still in rotation Scout. </text:p>
      <text:p text:style-name="P4">And how can I expect you to serve the interests of Aweland in negotiation when you claim to have joined the tribe of these people.”</text:p>
      <text:p text:style-name="P4"/>
      <text:p text:style-name="P4">“You have enough scouts and sailors, whats the difference if I stay?”</text:p>
      <text:p text:style-name="P4"/>
      <text:p text:style-name="P4">“Why should you be allowed permission to abandon your kin and seek safety and refuge while the rest of us fight? That would set a dangerous precedent. I have met the enemy in battle, they have new loud weapons, but we prevailed.“</text:p>
      <text:p text:style-name="P4"/>
      <text:p text:style-name="P4">“</text:p>
      <text:p text:style-name="P4"/>
      <text:p text:style-name="P4"/>
      <text:p text:style-name="P4"/>
      <text:p text:style-name="P4"/>
      <text:p text:style-name="P4"/>
      <text:p text:style-name="P4"/>
      <text:p text:style-name="P8"/>
      <text:p text:style-name="P4"/>
      <text:p text:style-name="P4">“Tell us, how goes your journey? You are with a fleet?” Darter smiled between bites, paws grasped around a large fresh fruit. He was prying for information naturally. </text:p>
      <text:p text:style-name="P4"/>
      <text:p text:style-name="P4">“Our ship sails well straight from home. We are here to meet with the fleet.” I answer evasively. </text:p>
      <text:p text:style-name="P4"/>
      <text:p text:style-name="P4">“Ah! The grand fleet! I spied it myself upon its passing when Vessla winged his way to us. Strong vessels, large! To conquer with, yes?” He smiled. <text:s/></text:p>
      <text:p text:style-name="P4"/>
      <text:p text:style-name="P4">“If need be.” I answered firmly.</text:p>
      <text:p text:style-name="P4"/>
      <text:p text:style-name="P8">Forager Holixer made a motion to Darter then, perhaps to silence him. The rest of the meal continued in silence. I was never a fan of fish, but had a taste out of politeness. It was probably good, as far as fishes go. <text:s/></text:p>
      <text:p text:style-name="P4"/>
      <text:p text:style-name="P4"/>
      <text:p text:style-name="P4"/>
      <text:p text:style-name="P4"/>
      <text:p text:style-name="P4"/>
      <text:h text:style-name="P10" text:outline-level="3">Garsch </text:h>
      <text:p text:style-name="P11"/>
      <text:p text:style-name="P11">Can only bring a small team for talks. Threats less effective. </text:p>
      <text:p text:style-name="P11"/>
      <text:p text:style-name="P11">Nyxie: </text:p>
      <text:p text:style-name="P11"><text:soft-page-break/></text:p>
      <text:p text:style-name="P11">Can bring a sizable team. Potential for reinforcement give threats more weight. <text:s/></text:p>
      <text:p text:style-name="P11"/>
      <text:p text:style-name="P11">Keeper: </text:p>
      <text:p text:style-name="P11"/>
      <text:p text:style-name="P11">Advantage in negotiation. </text:p>
      <text:p text:style-name="P11"/>
      <text:p text:style-name="P11"/>
      <text:p text:style-name="P11">Negotiation: </text:p>
      <text:p text:style-name="P11"/>
      <text:p text:style-name="P11">Let him go <text:s/>- Loose a scout but gain gratitude of Islanders. </text:p>
      <text:p text:style-name="P11"/>
      <text:p text:style-name="P11">Negotiate return </text:p>
      <text:p text:style-name="P11"/>
      <text:p text:style-name="P11">Ideas: </text:p>
      <text:p text:style-name="P11">Plump Gryphs. Missing diplomatic party. </text:p>
      <text:p text:style-name="P11">Nyxie is captured?</text:p>
      <text:p text:style-name="P11"/>
      <text:p text:style-name="P11">Outcomes: </text:p>
      <text:p text:style-name="P11">Threaten: </text:p>
      <text:p text:style-name="P11">On ship. Success. </text:p>
      <text:p text:style-name="P11">On island: Fail, unless Armed escort and Nyxie path. </text:p>
      <text:p text:style-name="P11"/>
      <text:p text:style-name="P11">Question fear:</text:p>
      <text:p text:style-name="P11"/>
      <text:p text:style-name="P15">“<text:span text:style-name="T5">There's more to this then you are letting on Vessla. I'm not going to question your affection for these people, but it sounds to me like there is more keeping you away then to stay.” <text:s/>Vessla seems to hesitate, but my piercing gaze and words seems to hit home.</text:span></text:p>
      <text:p text:style-name="P15">“<text:span text:style-name="T5">I assume you were in the first skirmish with the hostile force. Did the thunder-weapons scare you that much?” I continued, pressing for answers. </text:span></text:p>
      <text:p text:style-name="P15">“<text:span text:style-name="T5">I... No, you don't understand. Its... just. The Fleet-Admiral, she's... ” He seems to look for words. “Driven. Beyond driven. She's a force of nature Captain. The weapons scared me, of course, they did everyone. But not her!”</text:span></text:p>
      <text:p text:style-name="P11"/>
      <text:p text:style-name="P13">I cock my head at this, wondering what he's getting at.</text:p>
      <text:p text:style-name="P15"><text:soft-page-break/>“<text:span text:style-name="T5">This doesn't sound like a thing to run away from. A strong leader to rally under is ideal under such circumstances, no?”</text:span></text:p>
      <text:p text:style-name="P14">“Yes... but. You haven't met her Captain. I... felt like I was being swept away in a vengeful avalanche and had to pull myself to safety before it reached the precipice! She will stop at nothing, its victory or doom.”</text:p>
      <text:p text:style-name="P13">I sigh and shake my head, I know the Fleet-Admiral has a reputation for being a tough fluff, even in her Matron age. Still, thats no valid reason for this “flight”. I let him know as much.</text:p>
      <text:p text:style-name="P14">“Surely you understand that this is not good enough a reason for me to accept.”</text:p>
      <text:p text:style-name="P14"/>
      <text:p text:style-name="P14">“Accept it or not, this is the choice I have made and wish you'll respect Captain.” Vessla snaps, fur bristling. Chief-Son Darter scoots closer to give him a reassuring pat on the back. One thing is for certain, he is genuinely scared of the Fleet-Admiral.</text:p>
      <text:p text:style-name="P14">But thats not a good enough excuse. Perhaps I can press him further, or try to reassure him of his fears with safety under my command. </text:p>
      <text:p text:style-name="P16"/>
      <text:p text:style-name="P11">Reassure:</text:p>
      <text:p text:style-name="P11">He's clearly gone so far as to risk desertion rather then return. </text:p>
      <text:p text:style-name="P11">“I think I understand.” I spoke calmly. “I've heard of Fleet-Admirals reputation. Perhaps her way of command is a little overwhelming?”</text:p>
      <text:p text:style-name="P11"/>
      <text:p text:style-name="P11">“Its not so much that she's intense Captain, I'd expect no less from an Admiral. I just don't want part of the kind of... war, that she is driven at pursuing. It has swept up nearly all the other captains too.” </text:p>
      <text:p text:style-name="P11"/>
      <text:p text:style-name="P11">I could not speak of changing the Fleet admiral on his behalf. However, I could reassure him of safety under my command. </text:p>
      <text:p text:style-name="P11">“So join my crew, I'm not part of the fleet. My mission is to find them, yes. But only to resupply them and assess their status and return once the tides permit passage.” </text:p>
      <text:p text:style-name="P11"/>
      <text:p text:style-name="P11">The Scout eyed me closely, as if trying to gage my character there and then. I had listened to him peacefully and was now providing a way out that did not mean carrying the guilt of abandoning his own kind. </text:p>
      <text:p text:style-name="P11">“Perhaps... you're not as bad as the others.“ He turns to gaze at the other Two gryphs and down at his own matching clothing. “You've certainly been more reasonable then me.” He sighed. </text:p>
      <text:p text:style-name="P11"/>
      <text:p text:style-name="P11"/>
      <text:p text:style-name="P11"/>
      <text:p text:style-name="P11"/>
      <text:p text:style-name="P11"><text:soft-page-break/></text:p>
      <text:p text:style-name="P12"><text:span text:style-name="Strong_20_Emphasis"><text:span text:style-name="T4">Write: </text:span></text:span></text:p>
      <text:p text:style-name="P11"/>
      <text:p text:style-name="P11">Let him go, forced and willing.</text:p>
      <text:p text:style-name="P11">I've heard enough. Scout Vessla is clearly unwilling for duty and thus unfit. </text:p>
      <text:p text:style-name="P11">It grates on me to give in and let him go. He's clearly breaking the rules, he cant decide for himself what his duties are, its nothing less but desertion. However to punish him accordingly is currently out of my paws and might be more pricey then letting him stay. Though it sets a bad precedent. </text:p>
      <text:p text:style-name="P11">“Fine. Stay. But you do so under my objection and it will be a mark on your record.” </text:p>
      <text:p text:style-name="P11">“If thats so, I don't need to care about that. I am Lanaga now. But I will not forget my duties, I will speak for Aweland and still try to speak our cause. I will even provide you with what information I have about the fleet. I ask you though, to leave us alone after that. ” </text:p>
      <text:p text:style-name="P11">I huff in slight contempt but cross my arms. </text:p>
      <text:p text:style-name="P11"/>
      <text:p text:style-name="P11">Apprehend island</text:p>
      <text:p text:style-name="P11">“I've heard your pleas but enough is enough, Scout Vessla is coming with us.” I spoke as firmly as possible. The Gryphs tensed and a hush swept through the table and then the village in forbearance of possible confrontation. </text:p>
      <text:p text:style-name="P11">“Willing or not, I will not permit him to desert his duty until released from service. If this causes issue between us, I apologize, however we at the Admiralty take responsibilities seriously.” </text:p>
      <text:p text:style-name="P11">There is movement around us. Islanders are bunching up, wielding spears and harpoons. My armed escort draw swords and the Raptorians scratch ground with their claws in anticipation. </text:p>
      <text:p text:style-name="P11">Chief-Son Darter is visibly outraged, plumage ruffling and Forager Holixer is slowly pulling him backward, getting him out of harms way.</text:p>
      <text:p text:style-name="P11">“Wait! There's no need for violence! I will submit! I will fall in line, just... nobody needs to get hurt.”</text:p>
      <text:p text:style-name="P11">The tension holds only briefly before dissipating. I make a point of further breaking it by waving my escort to sheathe their weapons. It seems Scout Vessla had some reason in him after all. </text:p>
      <text:p text:style-name="P11">“Very good.” I nod firmly. “Scout Vessla will be allowed to return once his service is completed. If things go well, that might be sooner then you think.” </text:p>
      <text:p text:style-name="P11">The Lanaga however were not pleased with my heavy-handed show of force. Chief-Son Darter expresses his displeasure clearly and will not hear anything more from me as I try to ease the situation.</text:p>
      <text:p text:style-name="P11">“The Lanaga will remember the way you shackle your own to duty. We shall be careful in our deals with you.”</text:p>
      <text:p text:style-name="P11"/>
      <text:p text:style-name="P11"/>
      <text:p text:style-name="P11">Convinced to rejoin willingly.</text:p>
      <text:p text:style-name="P11">Scout Vessla seemed to sigh, deflate almost. Then he took a long breath and straightened back up again. </text:p>
      <text:p text:style-name="P11">“Very well Captain. I... understand. I apologize also, I have not acted in accordance of our ways. I will return with you and fulfill my duties.” He exchanged glances with Chief-Son Darter and there <text:soft-page-break/>was a slight sorrow there between them it seemed. </text:p>
      <text:p text:style-name="P11">“If that is your choice, Vessla. We shall await your return.” Forager Holixer spoke, but his eyes were on me. He had a stern face, but they seemed approving. </text:p>
      <text:p text:style-name="P11">“Very good. I'm glad this settled amicably. Welcome to the crew of the 'Attentive' Scout Vessla.” <text:s/></text:p>
      <text:p text:style-name="P11"/>
      <text:p text:style-name="P11">Lanaga convinced to return scout.</text:p>
      <text:p text:style-name="P11">Forager Holixer, the large Islander Gryph, puts a hand on Scout Vesslas shoulder. </text:p>
      <text:p text:style-name="P11">“Perhaps your Captain speaks sense.” </text:p>
      <text:p text:style-name="P11">The Scout seems to tense and turns on him, baffled. So did Chief-Son Darter. </text:p>
      <text:p text:style-name="P11">Darter makes to speak a loud objection when Forager Holixer asserts his authority by spreading his wings wide and slamming a fist into the table. Whatever hierarchy they have seems to assert itself, but not without the Chief-Son visibly fuming. </text:p>
      <text:p text:style-name="P11">Bafflement turns to defeat as Forager Holixers stern face remains resolute. </text:p>
      <text:p text:style-name="P11">“I approved welcoming you because you seemed outcast. Captain Avolc here seems honorable in her cause however.” Holixer spoke.</text:p>
      <text:p text:style-name="P11">“You're kicking me out?” Scout Vessla squeaked. </text:p>
      <text:p text:style-name="P11">“You are welcome to return once your duty to your people is served Vessla of Lanaga. As long as Captain Avolc promises to treat your fairly and not lay undue punishment upon you.” </text:p>
      <text:p text:style-name="P11"/>
      <text:p text:style-name="P11">I assure them with my word, that Scout Vesslas behavior would be overlooked as long as he served faithfully. That he'd be allowed to return too when his service was over. </text:p>
      <text:p text:style-name="P11">This seemed to ease a lot of the worries in the Scouts face. But his wings and ears drooped as he accepted the outcome, he was visibly not a happy Awe. </text:p>
      <text:p text:style-name="P11"/>
      <text:p text:style-name="P11"/>
      <text:p text:style-name="P11">Decline.</text:p>
      <text:p text:style-name="P11"/>
      <text:p text:style-name="P11">I decide to decline the invitation. </text:p>
      <text:p text:style-name="P11">I do not like going to the village on their terms. Its not so much the safety aspect of it as it has to do with respect for orders. </text:p>
      <text:p text:style-name="P11">The Scouts refusal to report to the ship are in line with desertion. Scouts are a disciplined bunch, trained from youth, so its quite perplexing. </text:p>
      <text:p text:style-name="P11">I can decide he's not worth the effort and risks, or send a troop to arrest him. </text:p>
      <text:p text:style-name="P11"/>
      <text:p text:style-name="P11">Garsch made a path, albeit difficult one, through the dense vegetation to the village. He can make it again, but it will only fit a small force.</text:p>
      <text:p text:style-name="P11"/>
      <text:p text:style-name="P11">Nyxie found a favorable landing spot, so sending in a sizable party to do so would not be difficult. </text:p>
      <text:p text:style-name="P11"/>
      <text:p text:style-name="P11">A third option I've considered is sending the scout-master and his team to retrieve him. It has risk, <text:soft-page-break/>but they should be able to do it quickly and quietly. Its part of their modus operandi. </text:p>
      <text:p text:style-name="P11"/>
      <text:p text:style-name="P11"/>
      <text:p text:style-name="P11"/>
      <text:p text:style-name="P11">Leave</text:p>
      <text:p text:style-name="P11"/>
      <text:p text:style-name="P11">Its too much trouble then its worth for one scout, valuable as they are, to risking the health of my crew or aggravating conflict with natives. <text:s/></text:p>
      <text:p text:style-name="P11">I'm putting an official report on that Scout 'Vessla' has refused direct command to report to duty and is suspected of desertion. <text:s/></text:p>
      <text:p text:style-name="P11">Our only option is to return to our previous search pattern and likely route of the fleet with what clues we have. </text:p>
      <text:p text:style-name="P11"/>
      <text:p text:style-name="P11"/>
      <text:p text:style-name="P11">Scout operations</text:p>
      <text:p text:style-name="P11"/>
      <text:p text:style-name="P11">The Scout-Master was briefed on the mission. He apparent had no reservations about my orders for his troop to infiltrate and capture one of their own, for he raised no comment about it and merely nodded and asked if I wanted it done immediately or later at night. </text:p>
      <text:p text:style-name="P11">I left it to his discretion and he decided to wait until night.</text:p>
      <text:p text:style-name="P11"/>
      <text:p text:style-name="P11">It was a tense wait through the night. I decided to stay up and wait. </text:p>
      <text:p text:style-name="P11">Scouts are renowned for their skill at silence and subtlety, few appreciate or perhaps realize the depth of their training. Its with this in mind my concern lies in that their target is equally trained and might prove a challenge that is aware of their methods. </text:p>
      <text:p text:style-name="P11"/>
      <text:p text:style-name="P11">Just as dusk is brightening the horizon a cadre of shadows swoop in low over the canopy and toward the ship however. Supported between them they carry a tied up bundle which reveal itself to be their captured quarry. </text:p>
      <text:p text:style-name="P11">“Scout Vessla has been retrieved successfully Captain.” The Scout-Master announces briskly upon landing. </text:p>
      <text:p text:style-name="P11">I nod approvingly and touch his shoulder with a pat. “Well done Scout-Master, very well done.” </text:p>
      <text:p text:style-name="P11">Scout Vessla struggles, gagged and bound. He looks a mixed of frightened and frustrated. </text:p>
      <text:p text:style-name="P11">He's in for some thorough questioning later. </text:p>
      <text:p text:style-name="P11"/>
      <text:p text:style-name="P11">Armed operation. </text:p>
      <text:p text:style-name="P11"/>
      <text:p text:style-name="P11">small</text:p>
      <text:p text:style-name="P11">I decide to send in a force to arrest him. His actions have been very unbecoming and require a stern response. </text:p>
      <text:p text:style-name="P11"><text:soft-page-break/></text:p>
      <text:p text:style-name="P11"/>
      <text:p text:style-name="P11"/>
      <text:p text:style-name="P11">The troop is small, any more of them and they'd be tripping over each other on the trail, but they're armed and armored more then the Islanders could ever be and led by a capable officer. </text:p>
      <text:p text:style-name="P11">My paws itch with the desire to be out there with them, to face and see them through any danger my orders might put them in myself. But reluctantly, I understand the restrictive policy. Having the captain throw themselves into every situation would quickly lead to a shortage of captains. </text:p>
      <text:p text:style-name="P11"/>
      <text:p text:style-name="P11">The first sign of trouble is a plume of smoke rising from the central island thats larger then what cooking fire should be. No messenger arrives, asking for reinforcements however, which is either promising or very foreboding. </text:p>
      <text:p text:style-name="P11"/>
      <text:p text:style-name="P11">In the end, my troop emerges from the brush and return to the ship. Garsch, with a fresh cut, delivers the report. The other members of the troop look dirty and roughed up, some are sporting rather full bellies, especially a Raptorian. </text:p>
      <text:p text:style-name="P11"/>
      <text:p text:style-name="P11">“We met opposition Captain. They hounded us from the trees on the trail, they had expected us. They drew first blood and we took a casualty.”</text:p>
      <text:p text:style-name="P11">I saw them carrying the injured Awe below deck. It looks rough, if Pouch-Matron Elda deems them too injured, they will be taken on by their closest comrade. </text:p>
      <text:p text:style-name="P11">“I had us advance, double-pace, to the village in attack. Their resistance there was light, I believe merely delaying actions to allow their leadership and majority to escape. We found their hidden main-entrance, but they had already made off with their canoes Captain. The target, Scout Vessla, must be with them.”</text:p>
      <text:p text:style-name="P11">I found my fur bristling in irritation. The assault had failed, but not from any fault of my Awes. Scout Vessla had deserted and tribe Lanaga chosen to oppose themselves to our cause. </text:p>
      <text:p text:style-name="P11">While we possibly could set a pursuit and catch up to their canoes, it was not our main goal and might set us on a long chase where our quarry has intimate familiarity with local territory and its chains of islands. <text:s/></text:p>
      <text:p text:style-name="P11">I dismiss Officer Garsch so he can get his cut treated while I mull over our next destination. </text:p>
      <text:p text:style-name="P11"/>
      <text:p text:style-name="P11">Large:</text:p>
      <text:p text:style-name="P11"/>
      <text:p text:style-name="P11">I decide to send in a force to arrest him. His actions have been very unbecoming and require a stern response. </text:p>
      <text:p text:style-name="P11">Since we have knowledge of their main entrance and good landing, I feel confident the armed troop I send should be able to do the job. We'll have equal numbers but better arms, armor and training. </text:p>
      <text:p text:style-name="P11">My paws itch with the desire to be out there with them, to face and see them through any danger my orders might put them in myself. But reluctantly, I understand the restrictive policy. Having the captain throw themselves into every situation would quickly lead to a shortage of captains. </text:p>
      <text:p text:style-name="P11">The fighting turned out to be fierce. A messenger Awe comes flying, reporting high resistance, situation stable but asking for support and I have a second boatload of armed Awes sent out there to <text:soft-page-break/>reinforce them. </text:p>
      <text:p text:style-name="P11"/>
      <text:p text:style-name="P11">Soon a dark plume of smoke rises from the center of the island, it doesn't seem to spread too far across the foliage, but it seems clear the village has been set ablaze. </text:p>
      <text:p text:style-name="P11">A victorious but tired troop soon return. It takes several trips with boats to retrieve them all due to the added weight of their bellies and occasional prisoner. </text:p>
      <text:p text:style-name="P11">Officer Garsch, with a fresh cut and a sagging full belly-prize of his own, delivers his report. </text:p>
      <text:p text:style-name="P11">“We captured the Scout and neutralized the tribe, Captain.” He started, stifling a belch expertly.</text:p>
      <text:p text:style-name="P11">“They were half-expecting us, but not the speed of our deployment. We were upon them as they were readying to leave and preparing their small craft. We secured their landing and all its canoes, stranding them on the island and they fought hard to dislodge us a while.”</text:p>
      <text:p text:style-name="P11">Officer Garsch turned to glance at a couple of wounded being carried below deck. They looked bad, if Pouch-Matron Elda deems them too injured, they will be taken on by their closest kin or comrade on the ship. <text:s/></text:p>
      <text:p text:style-name="P11">“After we received reinforcement we managed to push them back. Their big elder leader fell, a Raptorian got him and the rest broke, many fled into the woods. We torched the village and the canoes, but there might have been other hidden ones deeper on the island.”</text:p>
      <text:p text:style-name="P11">Garsch paused in his debriefing to heft his heavily engorged belly up. Despite his age he carried it well, but it was clearly taxing. A tied up Scout-Vessla was led below deck, throwing a forlorn look at the both of us. <text:s/></text:p>
      <text:p text:style-name="P11">“Scout Vessla, as far as I can tell, did not partake in the fighting and surrendered after I bested and consumed the younger Chief in single combat in the village. He refused to surrender.” Officer Garsch finished explaining, looking eager for rest.</text:p>
      <text:p text:style-name="P11">I clap my officer on the shoulder firmly and congratulate him on a job well done. He'd receive a commendation for this. I dismissed him to get some rest and digest his meal. </text:p>
      <text:p text:style-name="P11"/>
      <text:p text:style-name="P11">Cadet Quest</text:p>
      <text:p text:style-name="P11"/>
      <text:p text:style-name="P11">I have to think of a mission for the cadets to attend to. </text:p>
      <text:p text:style-name="P11">Anything to get the chatterboxes out of my fur for a few hours will do. </text:p>
      <text:p text:style-name="P11"/>
      <text:p text:style-name="P11">As I rack my brain for tasks that will not get them or others into trouble, I recall one of the request reports for materials that has been on my desk for a while. </text:p>
      <text:p text:style-name="P11">Its the perfect task for the trio. </text:p>
      <text:p text:style-name="P11"/>
      <text:p text:style-name="P11"/>
      <text:p text:style-name="P11">“What is this? 25 Blueshell mussels, 30 sea-fowl eggs... what kind of mission is this!?” Ziggy groaned loudly, clutching a partially crumpled paper. </text:p>
      <text:p text:style-name="P11"/>
      <text:p text:style-name="P11">“You wanted a mission. This is our task.” Glint replied coolly. </text:p>
      <text:p text:style-name="P11">“She wanted a 'Quest', as she put it. Hehe... not much a quest, just a list of items to fetch.” Valnos <text:soft-page-break/>chuckled, picking among the sands with a stick, turning stones.</text:p>
      <text:p text:style-name="P11">“What adventuring spirit would ever do menial tasks like this! Don't the Captain understand that we're like, trained for all kinds of awesome stuff in the Academy?” </text:p>
      <text:p text:style-name="P11">“I'm sure she does, she went to the academy too.” Glint sighed, picking up a seemingly empty shell only to squeak as a claw snipped at her paw.</text:p>
      <text:p text:style-name="P11">Too dejected with her less then prestigious mission, Ziggy did not even rise to the opportunity to mock her. </text:p>
      <text:p text:style-name="P11">“Lets just get this over with quick, how hard can it be?”</text:p>
      <text:p text:style-name="P11"/>
      <text:p text:style-name="P11"/>
      <text:p text:style-name="P11">Its a sorry sight that greets me. The adventuring trio have returned from their task, successfully so too, which was a pleasant surprise. Though it looks like they have gone through their fair share of battles and trials to get there. </text:p>
      <text:p text:style-name="P11">Grimy paws and feet betray their efforts finding mussels and scattered twigs, ruffled coats and the occasional unfortunate stain of bird-droppings foretells of their battle with the sea-fowls over their eggs. </text:p>
      <text:p text:style-name="P11">“Where is your hat Cadet Glint?” I suppress a smirk at the cadets thousand yard stare. </text:p>
      <text:p text:style-name="P11">“Oh.. uh... it flew off” She replies exhaustedly. I raise my brow at her and she waves her paw at the air. “A fowl just flew off with it! I-I tried to get it back but...” <text:s/>Her eyes seem to glaze in menace at the recollection of her avian foe. </text:p>
      <text:p text:style-name="P11">The only one smiling is Valnos, who looks as messy as the other ones, but he proudly presents me with the two sacks of prizes. I glance briefly at the contents and I'm glad Sea-fowl eggs have hard shells. </text:p>
      <text:p text:style-name="P11">“Good job Cadets. I'm sure Chef Zat and the other Officers will be pleased for this boon to tonights menu.” I smirked in anticipation. “Go clean yourselves up, you're dismissed.”</text:p>
      <text:p text:style-name="P11">The trio, for once silent, dragged themselves below deck gratefully. </text:p>
      <text:p text:style-name="P11"/>
      <text:p text:style-name="P7"/>
      <text:p text:style-name="P7">Appeal to Gryphs: </text:p>
      <text:p text:style-name="P7">Ask Darter/Holixer what might change their mind in protecting Vessla.</text:p>
      <text:p text:style-name="P7"/>
      <text:p text:style-name="P7">I turn to Chief-Son Darter. I feel like a lot hinges on his whims in harbouring Scout Vessla with such an attractive escape. </text:p>
      <text:p text:style-name="P7">“The fleet needs every skilled Awe it can get, especially those of the Scouts. It is not a good tactic to let crew run off when they feel a pinch. Is there anything that’d persuade you to change your mind about harbouring Scout Vessla?”</text:p>
      <text:p text:style-name="P7">“Captain!“ Scout Vessla protested. But I had judged Darter correctly, there was a glimmer of interest in his eyes. The “prince” was young, but he knew ambition.</text:p>
      <text:p text:style-name="P7">“You believe we will abandon a tribes-mate for profit?” He quested with a propped up sternness. </text:p>
      <text:p text:style-name="P7">“Don’t misunderstand, I’m not trying to bribe you into betraying anything. Just, surely there is some way for us to prove our good intentions. Make you see our cause as just and align your interests”</text:p>
      <text:p text:style-name="P7">“Well… there are ways I can be persuaded to trust you. So far you’ve been peaceful enough.”</text:p>
      <text:p text:style-name="P7">“Perhaps there is a service we can provide for you personally.” I suggested calmly. </text:p>
      <text:p text:style-name="P7">“Mmmmh” Chief-Son Darter leaned back thoughtfully. </text:p>
      <text:p text:style-name="P7"/>
      <text:p text:style-name="P7">Darter being flirty.</text:p>
      <text:p text:style-name="P7"><text:soft-page-break/>“Humour me captain, with a few indulgent questions of mine.” Darter smirked mischievously and leaned himself closer to my person. </text:p>
      <text:p text:style-name="P7">“Ofcourse.” I replied. </text:p>
      <text:p text:style-name="P7">“I will be honest, you are most fascinating to me. I heard you Awes were a matriarchal society, but in my mind before I met you, I just imagined you'd be like particularly headstrong hens.” Chief-Son Darter chuckled but he was quick add words after seeing my brow furrow. <text:s/></text:p>
      <text:p text:style-name="P7">“Ah, hen is an affectionate term! I mean not to sound condecening of our female counterparts, but <text:s/>female Gryphs we keep protected in our main village, they are more delicate of build and often with egg. The rigours of foraging, hunting and fighting are left to us males.”</text:p>
      <text:p text:style-name="P7">“What is your question?” I asked calmly and patiantly.</text:p>
      <text:p text:style-name="P7">“How do you Awes pick mates for yourselves? Is it the females who have to show off their prowess to impress a male into choosing them?” </text:p>
      <text:p text:style-name="P7">I sighed slightly but answered. “Females choose the male when they feel ready and willing to carry young. They pick whomever strikes their whim.”</text:p>
      <text:p text:style-name="P7">“Interesting! And males have no say in the matter? No way to impress or sway a female to pick them?” </text:p>
      <text:p text:style-name="P7">“Sure, a female can become enamoured with a particularly <text:s/>capable male. Whats the point of these questions?”</text:p>
      <text:p text:style-name="P7">“Ah yes well then, do you find me at all attractive? Say, in a theoretical sense, would you possibly ever find yourself enamoured with me?” Darters eyes looked deep into mine, beak spread into a slow smile.</text:p>
      <text:p text:style-name="P7">Yes/No/No Answer</text:p>
      <text:p text:style-name="P7"/>
      <text:p text:style-name="P7">“It could happen.” I shrugged neutrally</text:p>
      <text:p text:style-name="P7"><text:bookmark text:name="_GoBack"/>“Interesting! Intruiging!” Darter exclaimed, grinning triumphantly. </text:p>
      <text:p text:style-name="P7"/>
      <text:p text:style-name="P7">“No, dont flatter yourself!” I snorted. </text:p>
      <text:p text:style-name="P7">“Hah, rough with your rejections. Hens are alike.” Darter chuckled, poorly trying to hide how his pride took a thorn. </text:p>
      <text:p text:style-name="P7"/>
      <text:p text:style-name="P7">I give Darter a long stare. He returns it in silence, but gives up first, holding up his hands in surrender. </text:p>
      <text:p text:style-name="P7">“One must ask, or forever suffer in doubt.”</text:p>
      <text:p text:style-name="P7"/>
      <text:p text:style-name="P7">“I have asked a lot of questions of my friend Vessla about your culture and customs. But I feel like there is a unique opportunity and perspective to learn from with you Captain. Why dont you stay the night and we can talk more. I would consider this a great favor to me and my tribe. Surely there is no hurry that cant wait a night?“ Darter smiled and winked. </text:p>
      <text:p text:style-name="P7"/>
      <text:p text:style-name="P7">“Well, you are an interesting people. It might had been interesting to talk more about your culture and customs, but night encroaches and I shall keep you no longer. You may leave now.” <text:s/></text:p>
      <text:p text:style-name="P7"/>
      <text:p text:style-name="P7">Questions:</text:p>
      <text:p text:style-name="P7">Lanaga:</text:p>
      <text:p text:style-name="P7"/>
      <text:p text:style-name="P7"/>
      <text:p text:style-name="P7"/>
      <text:p text:style-name="P7"/>
      <text:p text:style-name="P7"/>
      <text:p text:style-name="P7"/>
      <text:p text:style-name="P7"/>
      <text:p text:style-name="P7"/>
      <text:p text:style-name="P7"><text:soft-page-break/>Port nowhere:</text:p>
      <text:p text:style-name="P6">“In our travels, one certain location has come to our interest. One we have unfortunatly scant information about. Have you heard about Port Nowhere and its current location?”</text:p>
      <text:p text:style-name="P6"/>
      <text:p text:style-name="P6">It was Forager Holixer that leaned forward in response to this querry. The sizable gryph made a uncertain flexing of wings and furrowed his brow in a scowl. </text:p>
      <text:p text:style-name="P6"/>
      <text:p text:style-name="P6">“The roaming Port Nowhere, yes. We have heard of it. In the past we have also had dealings with it when it has strayed close to our domains. But I was but a young wee down when that was last.”</text:p>
      <text:p text:style-name="P6"/>
      <text:p text:style-name="P6">“So its true then, its a floating port of some kind?” I ask curiously. </text:p>
      <text:p text:style-name="P6"/>
      <text:p text:style-name="P6">“Aye, a city of the sea that goes where the tides favor it. It has long history and has many legends. Im afraid im not familiar with all of them, the Thousand isles have too many legends and marvels for me to bother keep track of.” </text:p>
      <text:p text:style-name="P6"/>
      <text:p text:style-name="P6">“Lanaga lays far from the current roaming parts of Port Nowhere, there lays many tribes between us that may have more answers. Though not all of them may be as hospitable as the Lanaga.”</text:p>
      <text:p text:style-name="P6"/>
      <text:p text:style-name="P6">Tribes</text:p>
      <text:p text:style-name="P6"/>
      <text:p text:style-name="P6">“You said there were many tribes out there. Are there any nearby you can tell me anything about, perhaps their whereabouts? If there are any we should be cautious about?” I ask. <text:s/></text:p>
      <text:p text:style-name="P6"/>
      <text:p text:style-name="P6">“Understand that the Tribes of the isles are both family and rivals in one. It would be poor conduct, nay, dishonorable according to Island law; For me to speak ill of our brethren, even if we are not at best of terms. </text:p>
      <text:p text:style-name="P6">Hospitality and attitude will differ, I believe none of the Tribes are known to host ill will to travelers and visitors however, so I will not caution you from any of our brethren Tribes.” Holixer explained patiantly. I could by nod in acknowledgement. It was a scant and evasive answer at best. </text:p>
      <text:p text:style-name="P6">I had planned to be cautious of all tribes we were to meet so this information did not really change any of that. <text:s/></text:p>
      <text:p text:style-name="P6"/>
      <text:p text:style-name="P6">“I can tell you that to our direct west, the larger Tribes you are likely to meet are the Kaelani and to the north of them, the Cold Claws. The Kaelani are like us, adopted Tribe, while the Cold Claws are resident Tribe.”</text:p>
      <text:p text:style-name="P6"/>
      <text:p text:style-name="P6">Adopted? Resident? <text:s/></text:p>
      <text:p text:style-name="P6"/>
      <text:p text:style-name="P6">“Adopted? Resident?” I ask curiously. </text:p>
      <text:p text:style-name="P6"/>
      <text:p text:style-name="P6">“Ah, what is common lore for us must be very unfamiliar to outsiders. There exists many types of Tribes in the Isles. Adopted tribes, are the people who hold some heritage to old Preenlon. Have you heard of it?”</text:p>
      <text:p text:style-name="P6"/>
      <text:p text:style-name="P6">I nod my head vaguely. Some old history was not all familiar, but I do know alot of the military structure of the Admiralty was adopted by ancient Preenlon teachings. Forager Holixer is all happy to fill me in however. </text:p>
      <text:p text:style-name="P6"/>
      <text:p text:style-name="P6">“This was long ago, ages go. The Republic of Preenlon used to be the greatest nation in the world. But it fell to treachery and a Gator Warlord who razed it all and who's armies devoured all who remained. Our ancestors are those who fled, who chose the meagre isles as their home rather then <text:soft-page-break/>live as serfs in the Kingdom, became the adopted. For it was the Isles that adopted us, not us that adopted the Isles.” <text:s/></text:p>
      <text:p text:style-name="P6"/>
      <text:p text:style-name="P6">“The Residents are those whom have always been here then?” I ask. </text:p>
      <text:p text:style-name="P6"/>
      <text:p text:style-name="P6">“Indeed! It was them that taught our ancestors how to live and thrive here. They are the original authors of Island Law. They are few, but the most hospitable of Island tribes.</text:p>
      <text:p text:style-name="P6">I warn you however that should you meet any, you might find their customs peculiar or strange.” Holixer smiled. </text:p>
      <text:p text:style-name="P6"/>
      <text:p text:style-name="P6">“In what way?” I asked. Holixers smile turned to a laugh before he replied. <text:s/></text:p>
      <text:p text:style-name="P6"><text:s/></text:p>
      <text:p text:style-name="P6">“They always mean well, but they have their own way of showing it or interpreting whats best for you. That might mean showering you in gifts, make a stew out of you, trying to marry you off sons and daughters or smoke mushrooms with you, all in one day.”</text:p>
      <text:p text:style-name="P6"/>
      <text:p text:style-name="P6">“In that order?” That sounded like a strange idea of hospitality. <text:s/>“A stew?”</text:p>
      <text:p text:style-name="P6"/>
      <text:p text:style-name="P6">“Some variation of it. Dont be alarmed, its more a pampered warm herb bath.” </text:p>
      <text:p text:style-name="P6"/>
      <text:p text:style-name="P6">I nodded uncertainly. </text:p>
      <text:p text:style-name="P6"/>
      <text:p text:style-name="P6">“There exists some nomad tribes too, not quite residents, its said they are even older to the isles, they claim they lived here when this was all land, not sea. A very small people, in population and stature. Smaller then you, Captain. You are unlikely to see them, but they exist. I have only seen them a few times myself.”</text:p>
      <text:p text:style-name="P6"/>
      <text:p text:style-name="P9"/>
      <text:p text:style-name="P11">Musings about officers</text:p>
      <text:p text:style-name="P11">Males rarely rise in ranks in Admiralty or society overall. They cover before the authority of females, instinctively. So the idea of one in charge does not quite sit well structurally if subordinates can easily bully them with direct or indirect power-play. </text:p>
      <text:p text:style-name="P11">Yet on the Attentive I find myself with 3 male Officers of high rank. A rare sight and I have a feeling, despite their merits that they were assigned here together to be out of sight in one place. </text:p>
      <text:p text:style-name="P11"/>
      <text:p text:style-name="P11"/>
      <text:p text:style-name="P11">Of all my officers, Officer Garsch gives me the most pause. </text:p>
      <text:p text:style-name="P11">He is a very marshal and disciplined male. He's devoted his life to duty and the Admiralty, to Aweland. </text:p>
      <text:p text:style-name="P11">I never see him partake in revelry or even extra rest; At least, no more then he needs. He is always stoically at-hand and leading by example.</text:p>
      <text:p text:style-name="P11">Females who rankled and bristled about taking orders from him, he showed no outward concern for. Their attempts of power-play, subtle or otherwise, do not soak into his fur. <text:s text:c="3"/></text:p>
      <text:p text:style-name="P11">He is reason I have no longer harbor reservations about males in high-ranking martial roles and probably why his orders no longer strokes anyone the wrong way. </text:p>
      <text:p text:style-name="P11">The crux is I think he knows he has that effect and shoulders the burden without complaint, to be the most reliant and resolute he can be above all. Not just to prove he's as good as the best, but that <text:soft-page-break/>anyone can be. </text:p>
      <text:p text:style-name="P11"/>
      <text:p text:style-name="P11"/>
      <text:p text:style-name="P11">Officer Tung is a hardass. </text:p>
      <text:p text:style-name="P11">He is my third male officer and unlike the other two he appears to be and act more female to get respect. With his size and attitude, he gets away with it like the other two could not have. </text:p>
      <text:p text:style-name="P11">He lacks all the timidity of a typical male and its many times I forget he is one myself. </text:p>
      <text:p text:style-name="P11">He butts head with anyone who challenges him, throws himself into Power-play with females and beats them with experience. <text:s/></text:p>
      <text:p text:style-name="P11">He forces others to acknowledge his authority and seems to do so with an enthusiastic abandon. </text:p>
      <text:p text:style-name="P11">His attitude can be an grating experience as he at the same time has no fear in pushing his boundaries upwards at the chain of command. His adamant disregard to wear full uniform being one such detail.</text:p>
      <text:p text:style-name="P11">Sometimes I wonder how he managed to get this far in the chain of command without annoying the wrong female enough to earn a direct demotion to their gut. </text:p>
      <text:p text:style-name="P11"/>
      <text:p text:style-name="P11">Officer Arn is a mystery. </text:p>
      <text:p text:style-name="P11">Looking at him, he'd be a very ordinary male Awe of no particular distinguishing traits to grant him the position of First-Officer. </text:p>
      <text:p text:style-name="P11">He shows occasional attitudes of timidity and aversion to conflict in how he bases his decisions and handles his subordinates, but not enough to deter obedience. He seems to almost willingly skirt the edge of what he can get away with, able to calculate where he needs to butt head and show teeth and where the color of his uniform will be enough. </text:p>
      <text:p text:style-name="P11">He is smart and he has surrounded himself with a core group of subordinates who through favors favor and support him in return and complement his authority. </text:p>
      <text:p text:style-name="P11"/>
      <text:p text:style-name="P11"/>
      <text:p text:style-name="P7">Pirate Mine:</text:p>
      <text:p text:style-name="P7">Plot:</text:p>
      <text:p text:style-name="P7">Mountainous island with small mining activity. </text:p>
      <text:p text:style-name="P7">Active resistance from gators who barricade into the mine. </text:p>
      <text:p text:style-name="P7">Cadet Peril. Cadets find an alternate entrance and are captured?</text:p>
      <text:p text:style-name="P7">Bluff or fight to win. You have to negotiate with Gators or fight them.</text:p>
      <text:p text:style-name="P7">Hooks:</text:p>
      <text:p text:style-name="P7">Gator chow, both ways. Failing negotiation or succeeding. Fighting makes for fat raptorians. </text:p>
      <text:p text:style-name="P7">Cadet focus. Character development?</text:p>
      <text:p text:style-name="P7">Officer loss Ulv/Tung. Some poor options regarding these?</text:p>
      <text:p text:style-name="P7">Capture Canon?</text:p>
      <text:p text:style-name="P7"/>
      <text:p text:style-name="P7">Outline:</text:p>
      <text:p text:style-name="P7">Arrive, sign of activity. </text:p>
      <text:p text:style-name="P7">Scout possibly see Gators going into mine, rolling in a canon? </text:p>
      <text:p text:style-name="P7">Good landing spot, docks but no ships. Heaps of ore. </text:p>
      <text:p text:style-name="P7">Pick officer to head the investigation, perhaps pairs. </text:p>
      <text:p text:style-name="P7">(tung)Ulv/Mirr Want to try negotiate with a defensive perimeter</text:p>
      <text:p text:style-name="P7"><text:soft-page-break/>Tick <text:s/>wants to seal them in and collapse the mine. </text:p>
      <text:p text:style-name="Standard"><text:span text:style-name="T6">3</text:span><text:span text:style-name="T7">rd</text:span><text:span text:style-name="T6"> option is frontal assault and defeat them.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Mangal" style:font-size-complex="14.5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Mangal" style:font-size-complex="14.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Calibri" style:font-name-asian="Calibri" style:font-name-complex="Calibr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alibri" style:font-name-asian="Calibri" style:font-name-complex="Calibri"/>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alibri" style:font-name-asian="Calibri" style:font-name-complex="Calibri"/>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Calibri" style:font-name-asian="Calibri" style:font-name-complex="Calibri"/>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Joni Niemi</meta:initial-creator>
    <meta:creation-date>2018-07-30T09:30:00Z</meta:creation-date>
    <dc:date>2019-04-11T21:46:09.07</dc:date>
    <meta:editing-cycles>43</meta:editing-cycles>
    <meta:editing-duration>P1DT22H44M41S</meta:editing-duration>
    <meta:document-statistic meta:table-count="0" meta:image-count="0" meta:object-count="0" meta:page-count="28" meta:paragraph-count="528" meta:word-count="11423" meta:character-count="63366"/>
    <meta:template xlink:type="simple" xlink:actuate="onRequest" xlink:title="" xlink:href="Normal.dotm"/>
  </office:meta>
</office:document-meta>
</file>